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0.9811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ead" table:style-name="ta1">
        <table:shapes>
          <draw:frame draw:z-index="0" draw:style-name="gr1" draw:text-style-name="P1" svg:width="7in" svg:height="4in" svg:x="1.9339in" svg:y="0.0394in">
            <draw:object draw:notify-on-update-of-ranges="thread.B1:thread.B1 thread.B2:thread.B10 thread.C1:thread.C1 thread.C2:thread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elapsed</text:p>
          </table:table-cell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0000932217" calcext:value-type="float">
            <text:p>9.32217E-005</text:p>
          </table:table-cell>
          <table:table-cell table:formula="of:=[.D2]-[.B2]" office:value-type="float" office:value="1.0632767783" calcext:value-type="float">
            <text:p>1.0632767783</text:p>
          </table:table-cell>
          <table:table-cell office:value-type="float" office:value="1.06337" calcext:value-type="float">
            <text:p>1.06337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0.00234818" calcext:value-type="float">
            <text:p>0.00234818</text:p>
          </table:table-cell>
          <table:table-cell table:formula="of:=[.D3]-[.B3]" office:value-type="float" office:value="1.08681182" calcext:value-type="float">
            <text:p>1.08681182</text:p>
          </table:table-cell>
          <table:table-cell office:value-type="float" office:value="1.08916" calcext:value-type="float">
            <text:p>1.08916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0.00507116" calcext:value-type="float">
            <text:p>0.00507116</text:p>
          </table:table-cell>
          <table:table-cell table:formula="of:=[.D4]-[.B4]" office:value-type="float" office:value="1.11491884" calcext:value-type="float">
            <text:p>1.11491884</text:p>
          </table:table-cell>
          <table:table-cell office:value-type="float" office:value="1.11999" calcext:value-type="float">
            <text:p>1.11999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0.00788116" calcext:value-type="float">
            <text:p>0.00788116</text:p>
          </table:table-cell>
          <table:table-cell table:formula="of:=[.D5]-[.B5]" office:value-type="float" office:value="1.08122884" calcext:value-type="float">
            <text:p>1.08122884</text:p>
          </table:table-cell>
          <table:table-cell office:value-type="float" office:value="1.08911" calcext:value-type="float">
            <text:p>1.08911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.0110822" calcext:value-type="float">
            <text:p>0.0110822</text:p>
          </table:table-cell>
          <table:table-cell table:formula="of:=[.D6]-[.B6]" office:value-type="float" office:value="1.0982678" calcext:value-type="float">
            <text:p>1.0982678</text:p>
          </table:table-cell>
          <table:table-cell office:value-type="float" office:value="1.10935" calcext:value-type="float">
            <text:p>1.10935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0.0123892" calcext:value-type="float">
            <text:p>0.0123892</text:p>
          </table:table-cell>
          <table:table-cell table:formula="of:=[.D7]-[.B7]" office:value-type="float" office:value="1.1763908" calcext:value-type="float">
            <text:p>1.1763908</text:p>
          </table:table-cell>
          <table:table-cell office:value-type="float" office:value="1.18878" calcext:value-type="float">
            <text:p>1.1887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0.013885" calcext:value-type="float">
            <text:p>0.013885</text:p>
          </table:table-cell>
          <table:table-cell table:formula="of:=[.D8]-[.B8]" office:value-type="float" office:value="1.095505" calcext:value-type="float">
            <text:p>1.095505</text:p>
          </table:table-cell>
          <table:table-cell office:value-type="float" office:value="1.10939" calcext:value-type="float">
            <text:p>1.1093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0.0162282" calcext:value-type="float">
            <text:p>0.0162282</text:p>
          </table:table-cell>
          <table:table-cell table:formula="of:=[.D9]-[.B9]" office:value-type="float" office:value="1.0729418" calcext:value-type="float">
            <text:p>1.0729418</text:p>
          </table:table-cell>
          <table:table-cell office:value-type="float" office:value="1.08917" calcext:value-type="float">
            <text:p>1.0891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.0173142" calcext:value-type="float">
            <text:p>0.0173142</text:p>
          </table:table-cell>
          <table:table-cell table:formula="of:=[.D10]-[.B10]" office:value-type="float" office:value="1.1026158" calcext:value-type="float">
            <text:p>1.1026158</text:p>
          </table:table-cell>
          <table:table-cell office:value-type="float" office:value="1.11993" calcext:value-type="float">
            <text:p>1.1199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0.0188642" calcext:value-type="float">
            <text:p>0.0188642</text:p>
          </table:table-cell>
          <table:table-cell table:formula="of:=[.D11]-[.B11]" office:value-type="float" office:value="1.0703058" calcext:value-type="float">
            <text:p>1.0703058</text:p>
          </table:table-cell>
          <table:table-cell office:value-type="float" office:value="1.08917" calcext:value-type="float">
            <text:p>1.08917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0201082" calcext:value-type="float">
            <text:p>0.0201082</text:p>
          </table:table-cell>
          <table:table-cell table:formula="of:=[.D12]-[.B12]" office:value-type="float" office:value="1.0690418" calcext:value-type="float">
            <text:p>1.0690418</text:p>
          </table:table-cell>
          <table:table-cell office:value-type="float" office:value="1.08915" calcext:value-type="float">
            <text:p>1.0891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0.034548" calcext:value-type="float">
            <text:p>0.034548</text:p>
          </table:table-cell>
          <table:table-cell table:formula="of:=[.D13]-[.B13]" office:value-type="float" office:value="1.054592" calcext:value-type="float">
            <text:p>1.054592</text:p>
          </table:table-cell>
          <table:table-cell office:value-type="float" office:value="1.08914" calcext:value-type="float">
            <text:p>1.08914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0.0396011" calcext:value-type="float">
            <text:p>0.0396011</text:p>
          </table:table-cell>
          <table:table-cell table:formula="of:=[.D14]-[.B14]" office:value-type="float" office:value="1.0495489" calcext:value-type="float">
            <text:p>1.0495489</text:p>
          </table:table-cell>
          <table:table-cell office:value-type="float" office:value="1.08915" calcext:value-type="float">
            <text:p>1.08915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0417032" calcext:value-type="float">
            <text:p>0.0417032</text:p>
          </table:table-cell>
          <table:table-cell table:formula="of:=[.D15]-[.B15]" office:value-type="float" office:value="1.0524368" calcext:value-type="float">
            <text:p>1.0524368</text:p>
          </table:table-cell>
          <table:table-cell office:value-type="float" office:value="1.09414" calcext:value-type="float">
            <text:p>1.0941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0455902" calcext:value-type="float">
            <text:p>0.0455902</text:p>
          </table:table-cell>
          <table:table-cell table:formula="of:=[.D16]-[.B16]" office:value-type="float" office:value="1.0743698" calcext:value-type="float">
            <text:p>1.0743698</text:p>
          </table:table-cell>
          <table:table-cell office:value-type="float" office:value="1.11996" calcext:value-type="float">
            <text:p>1.11996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0.0552261" calcext:value-type="float">
            <text:p>0.0552261</text:p>
          </table:table-cell>
          <table:table-cell table:formula="of:=[.D17]-[.B17]" office:value-type="float" office:value="1.0647539" calcext:value-type="float">
            <text:p>1.0647539</text:p>
          </table:table-cell>
          <table:table-cell office:value-type="float" office:value="1.11998" calcext:value-type="float">
            <text:p>1.11998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0.0598941" calcext:value-type="float">
            <text:p>0.0598941</text:p>
          </table:table-cell>
          <table:table-cell table:formula="of:=[.D18]-[.B18]" office:value-type="float" office:value="1.0495059" calcext:value-type="float">
            <text:p>1.0495059</text:p>
          </table:table-cell>
          <table:table-cell office:value-type="float" office:value="1.1094" calcext:value-type="float">
            <text:p>1.1094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0.0636332" calcext:value-type="float">
            <text:p>0.0636332</text:p>
          </table:table-cell>
          <table:table-cell table:formula="of:=[.D19]-[.B19]" office:value-type="float" office:value="1.1251768" calcext:value-type="float">
            <text:p>1.1251768</text:p>
          </table:table-cell>
          <table:table-cell office:value-type="float" office:value="1.18881" calcext:value-type="float">
            <text:p>1.18881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0.0646911" calcext:value-type="float">
            <text:p>0.0646911</text:p>
          </table:table-cell>
          <table:table-cell table:formula="of:=[.D20]-[.B20]" office:value-type="float" office:value="1.1241889" calcext:value-type="float">
            <text:p>1.1241889</text:p>
          </table:table-cell>
          <table:table-cell office:value-type="float" office:value="1.18888" calcext:value-type="float">
            <text:p>1.18888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float" office:value="0.0689671" calcext:value-type="float">
            <text:p>0.0689671</text:p>
          </table:table-cell>
          <table:table-cell table:formula="of:=[.D21]-[.B21]" office:value-type="float" office:value="1.1198529" calcext:value-type="float">
            <text:p>1.1198529</text:p>
          </table:table-cell>
          <table:table-cell office:value-type="float" office:value="1.18882" calcext:value-type="float">
            <text:p>1.18882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0.0712962" calcext:value-type="float">
            <text:p>0.0712962</text:p>
          </table:table-cell>
          <table:table-cell table:formula="of:=[.D22]-[.B22]" office:value-type="float" office:value="1.1175438" calcext:value-type="float">
            <text:p>1.1175438</text:p>
          </table:table-cell>
          <table:table-cell office:value-type="float" office:value="1.18884" calcext:value-type="float">
            <text:p>1.18884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0.0746381" calcext:value-type="float">
            <text:p>0.0746381</text:p>
          </table:table-cell>
          <table:table-cell table:formula="of:=[.D23]-[.B23]" office:value-type="float" office:value="1.1142719" calcext:value-type="float">
            <text:p>1.1142719</text:p>
          </table:table-cell>
          <table:table-cell office:value-type="float" office:value="1.18891" calcext:value-type="float">
            <text:p>1.1889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.075618" calcext:value-type="float">
            <text:p>0.075618</text:p>
          </table:table-cell>
          <table:table-cell table:formula="of:=[.D24]-[.B24]" office:value-type="float" office:value="1.251542" calcext:value-type="float">
            <text:p>1.251542</text:p>
          </table:table-cell>
          <table:table-cell office:value-type="float" office:value="1.32716" calcext:value-type="float">
            <text:p>1.32716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0.0797422" calcext:value-type="float">
            <text:p>0.0797422</text:p>
          </table:table-cell>
          <table:table-cell table:formula="of:=[.D25]-[.B25]" office:value-type="float" office:value="1.1091478" calcext:value-type="float">
            <text:p>1.1091478</text:p>
          </table:table-cell>
          <table:table-cell office:value-type="float" office:value="1.18889" calcext:value-type="float">
            <text:p>1.18889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0.0806081" calcext:value-type="float">
            <text:p>0.0806081</text:p>
          </table:table-cell>
          <table:table-cell table:formula="of:=[.D26]-[.B26]" office:value-type="float" office:value="1.1730719" calcext:value-type="float">
            <text:p>1.1730719</text:p>
          </table:table-cell>
          <table:table-cell office:value-type="float" office:value="1.25368" calcext:value-type="float">
            <text:p>1.25368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0.0850332" calcext:value-type="float">
            <text:p>0.0850332</text:p>
          </table:table-cell>
          <table:table-cell table:formula="of:=[.D27]-[.B27]" office:value-type="float" office:value="1.1037968" calcext:value-type="float">
            <text:p>1.1037968</text:p>
          </table:table-cell>
          <table:table-cell office:value-type="float" office:value="1.18883" calcext:value-type="float">
            <text:p>1.18883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0.0869312" calcext:value-type="float">
            <text:p>0.0869312</text:p>
          </table:table-cell>
          <table:table-cell table:formula="of:=[.D28]-[.B28]" office:value-type="float" office:value="1.1019988" calcext:value-type="float">
            <text:p>1.1019988</text:p>
          </table:table-cell>
          <table:table-cell office:value-type="float" office:value="1.18893" calcext:value-type="float">
            <text:p>1.18893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float" office:value="0.0922761" calcext:value-type="float">
            <text:p>0.0922761</text:p>
          </table:table-cell>
          <table:table-cell table:formula="of:=[.D29]-[.B29]" office:value-type="float" office:value="1.0965439" calcext:value-type="float">
            <text:p>1.0965439</text:p>
          </table:table-cell>
          <table:table-cell office:value-type="float" office:value="1.18882" calcext:value-type="float">
            <text:p>1.1888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.0949302" calcext:value-type="float">
            <text:p>0.0949302</text:p>
          </table:table-cell>
          <table:table-cell table:formula="of:=[.D30]-[.B30]" office:value-type="float" office:value="1.1586798" calcext:value-type="float">
            <text:p>1.1586798</text:p>
          </table:table-cell>
          <table:table-cell office:value-type="float" office:value="1.25361" calcext:value-type="float">
            <text:p>1.25361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0970612" calcext:value-type="float">
            <text:p>0.0970612</text:p>
          </table:table-cell>
          <table:table-cell table:formula="of:=[.D31]-[.B31]" office:value-type="float" office:value="1.0917888" calcext:value-type="float">
            <text:p>1.0917888</text:p>
          </table:table-cell>
          <table:table-cell office:value-type="float" office:value="1.18885" calcext:value-type="float">
            <text:p>1.18885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0.0996792" calcext:value-type="float">
            <text:p>0.0996792</text:p>
          </table:table-cell>
          <table:table-cell table:formula="of:=[.D32]-[.B32]" office:value-type="float" office:value="1.0892308" calcext:value-type="float">
            <text:p>1.0892308</text:p>
          </table:table-cell>
          <table:table-cell office:value-type="float" office:value="1.18891" calcext:value-type="float">
            <text:p>1.18891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0.101911" calcext:value-type="float">
            <text:p>0.101911</text:p>
          </table:table-cell>
          <table:table-cell table:formula="of:=[.D33]-[.B33]" office:value-type="float" office:value="1.225329" calcext:value-type="float">
            <text:p>1.225329</text:p>
          </table:table-cell>
          <table:table-cell office:value-type="float" office:value="1.32724" calcext:value-type="float">
            <text:p>1.32724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0.104261" calcext:value-type="float">
            <text:p>0.104261</text:p>
          </table:table-cell>
          <table:table-cell table:formula="of:=[.D34]-[.B34]" office:value-type="float" office:value="1.149399" calcext:value-type="float">
            <text:p>1.149399</text:p>
          </table:table-cell>
          <table:table-cell office:value-type="float" office:value="1.25366" calcext:value-type="float">
            <text:p>1.25366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0.106282" calcext:value-type="float">
            <text:p>0.106282</text:p>
          </table:table-cell>
          <table:table-cell table:formula="of:=[.D35]-[.B35]" office:value-type="float" office:value="1.082648" calcext:value-type="float">
            <text:p>1.082648</text:p>
          </table:table-cell>
          <table:table-cell office:value-type="float" office:value="1.18893" calcext:value-type="float">
            <text:p>1.1889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.107419" calcext:value-type="float">
            <text:p>0.107419</text:p>
          </table:table-cell>
          <table:table-cell table:formula="of:=[.D36]-[.B36]" office:value-type="float" office:value="1.146191" calcext:value-type="float">
            <text:p>1.146191</text:p>
          </table:table-cell>
          <table:table-cell office:value-type="float" office:value="1.25361" calcext:value-type="float">
            <text:p>1.2536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0.111424" calcext:value-type="float">
            <text:p>0.111424</text:p>
          </table:table-cell>
          <table:table-cell table:formula="of:=[.D37]-[.B37]" office:value-type="float" office:value="1.077426" calcext:value-type="float">
            <text:p>1.077426</text:p>
          </table:table-cell>
          <table:table-cell office:value-type="float" office:value="1.18885" calcext:value-type="float">
            <text:p>1.18885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0.113105" calcext:value-type="float">
            <text:p>0.113105</text:p>
          </table:table-cell>
          <table:table-cell table:formula="of:=[.D38]-[.B38]" office:value-type="float" office:value="1.140585" calcext:value-type="float">
            <text:p>1.140585</text:p>
          </table:table-cell>
          <table:table-cell office:value-type="float" office:value="1.25369" calcext:value-type="float">
            <text:p>1.25369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.117317" calcext:value-type="float">
            <text:p>0.117317</text:p>
          </table:table-cell>
          <table:table-cell table:formula="of:=[.D39]-[.B39]" office:value-type="float" office:value="1.210103" calcext:value-type="float">
            <text:p>1.210103</text:p>
          </table:table-cell>
          <table:table-cell office:value-type="float" office:value="1.32742" calcext:value-type="float">
            <text:p>1.32742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.120788" calcext:value-type="float">
            <text:p>0.120788</text:p>
          </table:table-cell>
          <table:table-cell table:formula="of:=[.D40]-[.B40]" office:value-type="float" office:value="1.068082" calcext:value-type="float">
            <text:p>1.068082</text:p>
          </table:table-cell>
          <table:table-cell office:value-type="float" office:value="1.18887" calcext:value-type="float">
            <text:p>1.18887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0.124614" calcext:value-type="float">
            <text:p>0.124614</text:p>
          </table:table-cell>
          <table:table-cell table:formula="of:=[.D41]-[.B41]" office:value-type="float" office:value="1.128986" calcext:value-type="float">
            <text:p>1.128986</text:p>
          </table:table-cell>
          <table:table-cell office:value-type="float" office:value="1.2536" calcext:value-type="float">
            <text:p>1.2536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0.127137" calcext:value-type="float">
            <text:p>0.127137</text:p>
          </table:table-cell>
          <table:table-cell table:formula="of:=[.D42]-[.B42]" office:value-type="float" office:value="1.126503" calcext:value-type="float">
            <text:p>1.126503</text:p>
          </table:table-cell>
          <table:table-cell office:value-type="float" office:value="1.25364" calcext:value-type="float">
            <text:p>1.25364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0.128227" calcext:value-type="float">
            <text:p>0.128227</text:p>
          </table:table-cell>
          <table:table-cell table:formula="of:=[.D43]-[.B43]" office:value-type="float" office:value="1.125433" calcext:value-type="float">
            <text:p>1.125433</text:p>
          </table:table-cell>
          <table:table-cell office:value-type="float" office:value="1.25366" calcext:value-type="float">
            <text:p>1.25366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0.131146" calcext:value-type="float">
            <text:p>0.131146</text:p>
          </table:table-cell>
          <table:table-cell table:formula="of:=[.D44]-[.B44]" office:value-type="float" office:value="1.196114" calcext:value-type="float">
            <text:p>1.196114</text:p>
          </table:table-cell>
          <table:table-cell office:value-type="float" office:value="1.32726" calcext:value-type="float">
            <text:p>1.3272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135066" calcext:value-type="float">
            <text:p>0.135066</text:p>
          </table:table-cell>
          <table:table-cell table:formula="of:=[.D45]-[.B45]" office:value-type="float" office:value="1.053834" calcext:value-type="float">
            <text:p>1.053834</text:p>
          </table:table-cell>
          <table:table-cell office:value-type="float" office:value="1.1889" calcext:value-type="float">
            <text:p>1.1889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0.137279" calcext:value-type="float">
            <text:p>0.137279</text:p>
          </table:table-cell>
          <table:table-cell table:formula="of:=[.D46]-[.B46]" office:value-type="float" office:value="1.051641" calcext:value-type="float">
            <text:p>1.051641</text:p>
          </table:table-cell>
          <table:table-cell office:value-type="float" office:value="1.18892" calcext:value-type="float">
            <text:p>1.18892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0.139384" calcext:value-type="float">
            <text:p>0.139384</text:p>
          </table:table-cell>
          <table:table-cell table:formula="of:=[.D47]-[.B47]" office:value-type="float" office:value="1.220556" calcext:value-type="float">
            <text:p>1.220556</text:p>
          </table:table-cell>
          <table:table-cell office:value-type="float" office:value="1.35994" calcext:value-type="float">
            <text:p>1.35994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0.143083" calcext:value-type="float">
            <text:p>0.143083</text:p>
          </table:table-cell>
          <table:table-cell table:formula="of:=[.D48]-[.B48]" office:value-type="float" office:value="1.184237" calcext:value-type="float">
            <text:p>1.184237</text:p>
          </table:table-cell>
          <table:table-cell office:value-type="float" office:value="1.32732" calcext:value-type="float">
            <text:p>1.32732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0.145591" calcext:value-type="float">
            <text:p>0.145591</text:p>
          </table:table-cell>
          <table:table-cell table:formula="of:=[.D49]-[.B49]" office:value-type="float" office:value="1.107979" calcext:value-type="float">
            <text:p>1.107979</text:p>
          </table:table-cell>
          <table:table-cell office:value-type="float" office:value="1.25357" calcext:value-type="float">
            <text:p>1.25357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0.148202" calcext:value-type="float">
            <text:p>0.148202</text:p>
          </table:table-cell>
          <table:table-cell table:formula="of:=[.D50]-[.B50]" office:value-type="float" office:value="1.178998" calcext:value-type="float">
            <text:p>1.178998</text:p>
          </table:table-cell>
          <table:table-cell office:value-type="float" office:value="1.3272" calcext:value-type="float">
            <text:p>1.3272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0.148977" calcext:value-type="float">
            <text:p>0.148977</text:p>
          </table:table-cell>
          <table:table-cell table:formula="of:=[.D51]-[.B51]" office:value-type="float" office:value="1.104693" calcext:value-type="float">
            <text:p>1.104693</text:p>
          </table:table-cell>
          <table:table-cell office:value-type="float" office:value="1.25367" calcext:value-type="float">
            <text:p>1.25367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0.153389" calcext:value-type="float">
            <text:p>0.153389</text:p>
          </table:table-cell>
          <table:table-cell table:formula="of:=[.D52]-[.B52]" office:value-type="float" office:value="1.174021" calcext:value-type="float">
            <text:p>1.174021</text:p>
          </table:table-cell>
          <table:table-cell office:value-type="float" office:value="1.32741" calcext:value-type="float">
            <text:p>1.32741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0.157623" calcext:value-type="float">
            <text:p>0.157623</text:p>
          </table:table-cell>
          <table:table-cell table:formula="of:=[.D53]-[.B53]" office:value-type="float" office:value="1.095967" calcext:value-type="float">
            <text:p>1.095967</text:p>
          </table:table-cell>
          <table:table-cell office:value-type="float" office:value="1.25359" calcext:value-type="float">
            <text:p>1.25359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0.159974" calcext:value-type="float">
            <text:p>0.159974</text:p>
          </table:table-cell>
          <table:table-cell table:formula="of:=[.D54]-[.B54]" office:value-type="float" office:value="1.199946" calcext:value-type="float">
            <text:p>1.199946</text:p>
          </table:table-cell>
          <table:table-cell office:value-type="float" office:value="1.35992" calcext:value-type="float">
            <text:p>1.35992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0.162356" calcext:value-type="float">
            <text:p>0.162356</text:p>
          </table:table-cell>
          <table:table-cell table:formula="of:=[.D55]-[.B55]" office:value-type="float" office:value="1.091294" calcext:value-type="float">
            <text:p>1.091294</text:p>
          </table:table-cell>
          <table:table-cell office:value-type="float" office:value="1.25365" calcext:value-type="float">
            <text:p>1.25365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0.163316" calcext:value-type="float">
            <text:p>0.163316</text:p>
          </table:table-cell>
          <table:table-cell table:formula="of:=[.D56]-[.B56]" office:value-type="float" office:value="1.090304" calcext:value-type="float">
            <text:p>1.090304</text:p>
          </table:table-cell>
          <table:table-cell office:value-type="float" office:value="1.25362" calcext:value-type="float">
            <text:p>1.25362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float" office:value="0.165609" calcext:value-type="float">
            <text:p>0.165609</text:p>
          </table:table-cell>
          <table:table-cell table:formula="of:=[.D57]-[.B57]" office:value-type="float" office:value="1.161661" calcext:value-type="float">
            <text:p>1.161661</text:p>
          </table:table-cell>
          <table:table-cell office:value-type="float" office:value="1.32727" calcext:value-type="float">
            <text:p>1.32727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0.169099" calcext:value-type="float">
            <text:p>0.169099</text:p>
          </table:table-cell>
          <table:table-cell table:formula="of:=[.D58]-[.B58]" office:value-type="float" office:value="1.084531" calcext:value-type="float">
            <text:p>1.084531</text:p>
          </table:table-cell>
          <table:table-cell office:value-type="float" office:value="1.25363" calcext:value-type="float">
            <text:p>1.25363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.172234" calcext:value-type="float">
            <text:p>0.172234</text:p>
          </table:table-cell>
          <table:table-cell table:formula="of:=[.D59]-[.B59]" office:value-type="float" office:value="1.155136" calcext:value-type="float">
            <text:p>1.155136</text:p>
          </table:table-cell>
          <table:table-cell office:value-type="float" office:value="1.32737" calcext:value-type="float">
            <text:p>1.3273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175453" calcext:value-type="float">
            <text:p>0.175453</text:p>
          </table:table-cell>
          <table:table-cell table:formula="of:=[.D60]-[.B60]" office:value-type="float" office:value="1.227337" calcext:value-type="float">
            <text:p>1.227337</text:p>
          </table:table-cell>
          <table:table-cell office:value-type="float" office:value="1.40279" calcext:value-type="float">
            <text:p>1.40279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0.179288" calcext:value-type="float">
            <text:p>0.179288</text:p>
          </table:table-cell>
          <table:table-cell table:formula="of:=[.D61]-[.B61]" office:value-type="float" office:value="1.074352" calcext:value-type="float">
            <text:p>1.074352</text:p>
          </table:table-cell>
          <table:table-cell office:value-type="float" office:value="1.25364" calcext:value-type="float">
            <text:p>1.25364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0.182241" calcext:value-type="float">
            <text:p>0.182241</text:p>
          </table:table-cell>
          <table:table-cell table:formula="of:=[.D62]-[.B62]" office:value-type="float" office:value="1.193209" calcext:value-type="float">
            <text:p>1.193209</text:p>
          </table:table-cell>
          <table:table-cell office:value-type="float" office:value="1.37545" calcext:value-type="float">
            <text:p>1.37545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0.184842" calcext:value-type="float">
            <text:p>0.184842</text:p>
          </table:table-cell>
          <table:table-cell table:formula="of:=[.D63]-[.B63]" office:value-type="float" office:value="1.142538" calcext:value-type="float">
            <text:p>1.142538</text:p>
          </table:table-cell>
          <table:table-cell office:value-type="float" office:value="1.32738" calcext:value-type="float">
            <text:p>1.32738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0.187004" calcext:value-type="float">
            <text:p>0.187004</text:p>
          </table:table-cell>
          <table:table-cell table:formula="of:=[.D64]-[.B64]" office:value-type="float" office:value="1.140356" calcext:value-type="float">
            <text:p>1.140356</text:p>
          </table:table-cell>
          <table:table-cell office:value-type="float" office:value="1.32736" calcext:value-type="float">
            <text:p>1.32736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0.188096" calcext:value-type="float">
            <text:p>0.188096</text:p>
          </table:table-cell>
          <table:table-cell table:formula="of:=[.D65]-[.B65]" office:value-type="float" office:value="1.139124" calcext:value-type="float">
            <text:p>1.139124</text:p>
          </table:table-cell>
          <table:table-cell office:value-type="float" office:value="1.32722" calcext:value-type="float">
            <text:p>1.32722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0.190741" calcext:value-type="float">
            <text:p>0.190741</text:p>
          </table:table-cell>
          <table:table-cell table:formula="of:=[.D66]-[.B66]" office:value-type="float" office:value="1.136569" calcext:value-type="float">
            <text:p>1.136569</text:p>
          </table:table-cell>
          <table:table-cell office:value-type="float" office:value="1.32731" calcext:value-type="float">
            <text:p>1.32731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float" office:value="0.194712" calcext:value-type="float">
            <text:p>0.194712</text:p>
          </table:table-cell>
          <table:table-cell table:formula="of:=[.D67]-[.B67]" office:value-type="float" office:value="1.058968" calcext:value-type="float">
            <text:p>1.058968</text:p>
          </table:table-cell>
          <table:table-cell office:value-type="float" office:value="1.25368" calcext:value-type="float">
            <text:p>1.25368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0.198" calcext:value-type="float">
            <text:p>0.198</text:p>
          </table:table-cell>
          <table:table-cell table:formula="of:=[.D68]-[.B68]" office:value-type="float" office:value="1.18354" calcext:value-type="float">
            <text:p>1.18354</text:p>
          </table:table-cell>
          <table:table-cell office:value-type="float" office:value="1.38154" calcext:value-type="float">
            <text:p>1.38154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0.201343" calcext:value-type="float">
            <text:p>0.201343</text:p>
          </table:table-cell>
          <table:table-cell table:formula="of:=[.D69]-[.B69]" office:value-type="float" office:value="1.158537" calcext:value-type="float">
            <text:p>1.158537</text:p>
          </table:table-cell>
          <table:table-cell office:value-type="float" office:value="1.35988" calcext:value-type="float">
            <text:p>1.35988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0.20323" calcext:value-type="float">
            <text:p>0.20323</text:p>
          </table:table-cell>
          <table:table-cell table:formula="of:=[.D70]-[.B70]" office:value-type="float" office:value="1.17228" calcext:value-type="float">
            <text:p>1.17228</text:p>
          </table:table-cell>
          <table:table-cell office:value-type="float" office:value="1.37551" calcext:value-type="float">
            <text:p>1.37551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0.205302" calcext:value-type="float">
            <text:p>0.205302</text:p>
          </table:table-cell>
          <table:table-cell table:formula="of:=[.D71]-[.B71]" office:value-type="float" office:value="1.121988" calcext:value-type="float">
            <text:p>1.121988</text:p>
          </table:table-cell>
          <table:table-cell office:value-type="float" office:value="1.32729" calcext:value-type="float">
            <text:p>1.32729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0.208462" calcext:value-type="float">
            <text:p>0.208462</text:p>
          </table:table-cell>
          <table:table-cell table:formula="of:=[.D72]-[.B72]" office:value-type="float" office:value="1.173118" calcext:value-type="float">
            <text:p>1.173118</text:p>
          </table:table-cell>
          <table:table-cell office:value-type="float" office:value="1.38158" calcext:value-type="float">
            <text:p>1.3815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212168" calcext:value-type="float">
            <text:p>0.212168</text:p>
          </table:table-cell>
          <table:table-cell table:formula="of:=[.D73]-[.B73]" office:value-type="float" office:value="1.115042" calcext:value-type="float">
            <text:p>1.115042</text:p>
          </table:table-cell>
          <table:table-cell office:value-type="float" office:value="1.32721" calcext:value-type="float">
            <text:p>1.32721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0.213038" calcext:value-type="float">
            <text:p>0.213038</text:p>
          </table:table-cell>
          <table:table-cell table:formula="of:=[.D74]-[.B74]" office:value-type="float" office:value="1.114262" calcext:value-type="float">
            <text:p>1.114262</text:p>
          </table:table-cell>
          <table:table-cell office:value-type="float" office:value="1.3273" calcext:value-type="float">
            <text:p>1.3273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0.217268" calcext:value-type="float">
            <text:p>0.217268</text:p>
          </table:table-cell>
          <table:table-cell table:formula="of:=[.D75]-[.B75]" office:value-type="float" office:value="1.164302" calcext:value-type="float">
            <text:p>1.164302</text:p>
          </table:table-cell>
          <table:table-cell office:value-type="float" office:value="1.38157" calcext:value-type="float">
            <text:p>1.3815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217966" calcext:value-type="float">
            <text:p>0.217966</text:p>
          </table:table-cell>
          <table:table-cell table:formula="of:=[.D76]-[.B76]" office:value-type="float" office:value="1.141984" calcext:value-type="float">
            <text:p>1.141984</text:p>
          </table:table-cell>
          <table:table-cell office:value-type="float" office:value="1.35995" calcext:value-type="float">
            <text:p>1.35995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0.222231" calcext:value-type="float">
            <text:p>0.222231</text:p>
          </table:table-cell>
          <table:table-cell table:formula="of:=[.D77]-[.B77]" office:value-type="float" office:value="1.137599" calcext:value-type="float">
            <text:p>1.137599</text:p>
          </table:table-cell>
          <table:table-cell office:value-type="float" office:value="1.35983" calcext:value-type="float">
            <text:p>1.35983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0.225161" calcext:value-type="float">
            <text:p>0.225161</text:p>
          </table:table-cell>
          <table:table-cell table:formula="of:=[.D78]-[.B78]" office:value-type="float" office:value="1.134699" calcext:value-type="float">
            <text:p>1.134699</text:p>
          </table:table-cell>
          <table:table-cell office:value-type="float" office:value="1.35986" calcext:value-type="float">
            <text:p>1.35986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227982" calcext:value-type="float">
            <text:p>0.227982</text:p>
          </table:table-cell>
          <table:table-cell table:formula="of:=[.D79]-[.B79]" office:value-type="float" office:value="1.171458" calcext:value-type="float">
            <text:p>1.171458</text:p>
          </table:table-cell>
          <table:table-cell office:value-type="float" office:value="1.39944" calcext:value-type="float">
            <text:p>1.39944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0.230147" calcext:value-type="float">
            <text:p>0.230147</text:p>
          </table:table-cell>
          <table:table-cell table:formula="of:=[.D80]-[.B80]" office:value-type="float" office:value="1.133413" calcext:value-type="float">
            <text:p>1.133413</text:p>
          </table:table-cell>
          <table:table-cell office:value-type="float" office:value="1.36356" calcext:value-type="float">
            <text:p>1.36356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0.232443" calcext:value-type="float">
            <text:p>0.232443</text:p>
          </table:table-cell>
          <table:table-cell table:formula="of:=[.D81]-[.B81]" office:value-type="float" office:value="1.174267" calcext:value-type="float">
            <text:p>1.174267</text:p>
          </table:table-cell>
          <table:table-cell office:value-type="float" office:value="1.40671" calcext:value-type="float">
            <text:p>1.40671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233281" calcext:value-type="float">
            <text:p>0.233281</text:p>
          </table:table-cell>
          <table:table-cell table:formula="of:=[.D82]-[.B82]" office:value-type="float" office:value="1.093969" calcext:value-type="float">
            <text:p>1.093969</text:p>
          </table:table-cell>
          <table:table-cell office:value-type="float" office:value="1.32725" calcext:value-type="float">
            <text:p>1.3272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0.238145" calcext:value-type="float">
            <text:p>0.238145</text:p>
          </table:table-cell>
          <table:table-cell table:formula="of:=[.D83]-[.B83]" office:value-type="float" office:value="1.137345" calcext:value-type="float">
            <text:p>1.137345</text:p>
          </table:table-cell>
          <table:table-cell office:value-type="float" office:value="1.37549" calcext:value-type="float">
            <text:p>1.37549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0.240639" calcext:value-type="float">
            <text:p>0.240639</text:p>
          </table:table-cell>
          <table:table-cell table:formula="of:=[.D84]-[.B84]" office:value-type="float" office:value="1.158771" calcext:value-type="float">
            <text:p>1.158771</text:p>
          </table:table-cell>
          <table:table-cell office:value-type="float" office:value="1.39941" calcext:value-type="float">
            <text:p>1.39941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0.241405" calcext:value-type="float">
            <text:p>0.241405</text:p>
          </table:table-cell>
          <table:table-cell table:formula="of:=[.D85]-[.B85]" office:value-type="float" office:value="1.122115" calcext:value-type="float">
            <text:p>1.122115</text:p>
          </table:table-cell>
          <table:table-cell office:value-type="float" office:value="1.36352" calcext:value-type="float">
            <text:p>1.36352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0.245201" calcext:value-type="float">
            <text:p>0.245201</text:p>
          </table:table-cell>
          <table:table-cell table:formula="of:=[.D86]-[.B86]" office:value-type="float" office:value="1.154229" calcext:value-type="float">
            <text:p>1.154229</text:p>
          </table:table-cell>
          <table:table-cell office:value-type="float" office:value="1.39943" calcext:value-type="float">
            <text:p>1.39943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0.247752" calcext:value-type="float">
            <text:p>0.247752</text:p>
          </table:table-cell>
          <table:table-cell table:formula="of:=[.D87]-[.B87]" office:value-type="float" office:value="1.155008" calcext:value-type="float">
            <text:p>1.155008</text:p>
          </table:table-cell>
          <table:table-cell office:value-type="float" office:value="1.40276" calcext:value-type="float">
            <text:p>1.40276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0.248682" calcext:value-type="float">
            <text:p>0.248682</text:p>
          </table:table-cell>
          <table:table-cell table:formula="of:=[.D88]-[.B88]" office:value-type="float" office:value="1.078708" calcext:value-type="float">
            <text:p>1.078708</text:p>
          </table:table-cell>
          <table:table-cell office:value-type="float" office:value="1.32739" calcext:value-type="float">
            <text:p>1.32739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float" office:value="0.251845" calcext:value-type="float">
            <text:p>0.251845</text:p>
          </table:table-cell>
          <table:table-cell table:formula="of:=[.D89]-[.B89]" office:value-type="float" office:value="1.147615" calcext:value-type="float">
            <text:p>1.147615</text:p>
          </table:table-cell>
          <table:table-cell office:value-type="float" office:value="1.39946" calcext:value-type="float">
            <text:p>1.39946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256034" calcext:value-type="float">
            <text:p>0.256034</text:p>
          </table:table-cell>
          <table:table-cell table:formula="of:=[.D90]-[.B90]" office:value-type="float" office:value="1.151466" calcext:value-type="float">
            <text:p>1.151466</text:p>
          </table:table-cell>
          <table:table-cell office:value-type="float" office:value="1.4075" calcext:value-type="float">
            <text:p>1.4075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0.25863" calcext:value-type="float">
            <text:p>0.25863</text:p>
          </table:table-cell>
          <table:table-cell table:formula="of:=[.D91]-[.B91]" office:value-type="float" office:value="1.14809" calcext:value-type="float">
            <text:p>1.14809</text:p>
          </table:table-cell>
          <table:table-cell office:value-type="float" office:value="1.40672" calcext:value-type="float">
            <text:p>1.40672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0.262687" calcext:value-type="float">
            <text:p>0.262687</text:p>
          </table:table-cell>
          <table:table-cell table:formula="of:=[.D92]-[.B92]" office:value-type="float" office:value="1.136763" calcext:value-type="float">
            <text:p>1.136763</text:p>
          </table:table-cell>
          <table:table-cell office:value-type="float" office:value="1.39945" calcext:value-type="float">
            <text:p>1.39945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263646" calcext:value-type="float">
            <text:p>0.263646</text:p>
          </table:table-cell>
          <table:table-cell table:formula="of:=[.D93]-[.B93]" office:value-type="float" office:value="1.096244" calcext:value-type="float">
            <text:p>1.096244</text:p>
          </table:table-cell>
          <table:table-cell office:value-type="float" office:value="1.35989" calcext:value-type="float">
            <text:p>1.35989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0.267578" calcext:value-type="float">
            <text:p>0.267578</text:p>
          </table:table-cell>
          <table:table-cell table:formula="of:=[.D94]-[.B94]" office:value-type="float" office:value="1.113982" calcext:value-type="float">
            <text:p>1.113982</text:p>
          </table:table-cell>
          <table:table-cell office:value-type="float" office:value="1.38156" calcext:value-type="float">
            <text:p>1.38156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0.269916" calcext:value-type="float">
            <text:p>0.269916</text:p>
          </table:table-cell>
          <table:table-cell table:formula="of:=[.D95]-[.B95]" office:value-type="float" office:value="1.129544" calcext:value-type="float">
            <text:p>1.129544</text:p>
          </table:table-cell>
          <table:table-cell office:value-type="float" office:value="1.39946" calcext:value-type="float">
            <text:p>1.39946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float" office:value="0.270778" calcext:value-type="float">
            <text:p>0.270778</text:p>
          </table:table-cell>
          <table:table-cell table:formula="of:=[.D96]-[.B96]" office:value-type="float" office:value="1.056572" calcext:value-type="float">
            <text:p>1.056572</text:p>
          </table:table-cell>
          <table:table-cell office:value-type="float" office:value="1.32735" calcext:value-type="float">
            <text:p>1.3273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0.273527" calcext:value-type="float">
            <text:p>0.273527</text:p>
          </table:table-cell>
          <table:table-cell table:formula="of:=[.D97]-[.B97]" office:value-type="float" office:value="1.053803" calcext:value-type="float">
            <text:p>1.053803</text:p>
          </table:table-cell>
          <table:table-cell office:value-type="float" office:value="1.32733" calcext:value-type="float">
            <text:p>1.32733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0.278555" calcext:value-type="float">
            <text:p>0.278555</text:p>
          </table:table-cell>
          <table:table-cell table:formula="of:=[.D98]-[.B98]" office:value-type="float" office:value="1.081405" calcext:value-type="float">
            <text:p>1.081405</text:p>
          </table:table-cell>
          <table:table-cell office:value-type="float" office:value="1.35996" calcext:value-type="float">
            <text:p>1.35996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0.281575" calcext:value-type="float">
            <text:p>0.281575</text:p>
          </table:table-cell>
          <table:table-cell table:formula="of:=[.D99]-[.B99]" office:value-type="float" office:value="1.125095" calcext:value-type="float">
            <text:p>1.125095</text:p>
          </table:table-cell>
          <table:table-cell office:value-type="float" office:value="1.40667" calcext:value-type="float">
            <text:p>1.40667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0.283927" calcext:value-type="float">
            <text:p>0.283927</text:p>
          </table:table-cell>
          <table:table-cell table:formula="of:=[.D100]-[.B100]" office:value-type="float" office:value="1.075943" calcext:value-type="float">
            <text:p>1.075943</text:p>
          </table:table-cell>
          <table:table-cell office:value-type="float" office:value="1.35987" calcext:value-type="float">
            <text:p>1.35987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0.286025" calcext:value-type="float">
            <text:p>0.286025</text:p>
          </table:table-cell>
          <table:table-cell table:formula="of:=[.D101]-[.B101]" office:value-type="float" office:value="1.116775" calcext:value-type="float">
            <text:p>1.116775</text:p>
          </table:table-cell>
          <table:table-cell office:value-type="float" office:value="1.4028" calcext:value-type="float">
            <text:p>1.402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288301" calcext:value-type="float">
            <text:p>0.288301</text:p>
          </table:table-cell>
          <table:table-cell table:formula="of:=[.D102]-[.B102]" office:value-type="float" office:value="1.796599" calcext:value-type="float">
            <text:p>1.796599</text:p>
          </table:table-cell>
          <table:table-cell office:value-type="float" office:value="2.0849" calcext:value-type="float">
            <text:p>2.0849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0.288374" calcext:value-type="float">
            <text:p>0.288374</text:p>
          </table:table-cell>
          <table:table-cell table:formula="of:=[.D103]-[.B103]" office:value-type="float" office:value="1.846926" calcext:value-type="float">
            <text:p>1.846926</text:p>
          </table:table-cell>
          <table:table-cell office:value-type="float" office:value="2.1353" calcext:value-type="float">
            <text:p>2.1353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0.288402" calcext:value-type="float">
            <text:p>0.288402</text:p>
          </table:table-cell>
          <table:table-cell table:formula="of:=[.D104]-[.B104]" office:value-type="float" office:value="1.815278" calcext:value-type="float">
            <text:p>1.815278</text:p>
          </table:table-cell>
          <table:table-cell office:value-type="float" office:value="2.10368" calcext:value-type="float">
            <text:p>2.10368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0.288421" calcext:value-type="float">
            <text:p>0.288421</text:p>
          </table:table-cell>
          <table:table-cell table:formula="of:=[.D105]-[.B105]" office:value-type="float" office:value="1.835349" calcext:value-type="float">
            <text:p>1.835349</text:p>
          </table:table-cell>
          <table:table-cell office:value-type="float" office:value="2.12377" calcext:value-type="float">
            <text:p>2.12377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0.288443" calcext:value-type="float">
            <text:p>0.288443</text:p>
          </table:table-cell>
          <table:table-cell table:formula="of:=[.D106]-[.B106]" office:value-type="float" office:value="1.865917" calcext:value-type="float">
            <text:p>1.865917</text:p>
          </table:table-cell>
          <table:table-cell office:value-type="float" office:value="2.15436" calcext:value-type="float">
            <text:p>2.15436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0.288459" calcext:value-type="float">
            <text:p>0.288459</text:p>
          </table:table-cell>
          <table:table-cell table:formula="of:=[.D107]-[.B107]" office:value-type="float" office:value="1.868221" calcext:value-type="float">
            <text:p>1.868221</text:p>
          </table:table-cell>
          <table:table-cell office:value-type="float" office:value="2.15668" calcext:value-type="float">
            <text:p>2.15668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.288475" calcext:value-type="float">
            <text:p>0.288475</text:p>
          </table:table-cell>
          <table:table-cell table:formula="of:=[.D108]-[.B108]" office:value-type="float" office:value="1.918455" calcext:value-type="float">
            <text:p>1.918455</text:p>
          </table:table-cell>
          <table:table-cell office:value-type="float" office:value="2.20693" calcext:value-type="float">
            <text:p>2.20693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0.288494" calcext:value-type="float">
            <text:p>0.288494</text:p>
          </table:table-cell>
          <table:table-cell table:formula="of:=[.D109]-[.B109]" office:value-type="float" office:value="1.847276" calcext:value-type="float">
            <text:p>1.847276</text:p>
          </table:table-cell>
          <table:table-cell office:value-type="float" office:value="2.13577" calcext:value-type="float">
            <text:p>2.1357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0.28851" calcext:value-type="float">
            <text:p>0.28851</text:p>
          </table:table-cell>
          <table:table-cell table:formula="of:=[.D110]-[.B110]" office:value-type="float" office:value="1.83529" calcext:value-type="float">
            <text:p>1.83529</text:p>
          </table:table-cell>
          <table:table-cell office:value-type="float" office:value="2.1238" calcext:value-type="float">
            <text:p>2.1238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.28853" calcext:value-type="float">
            <text:p>0.28853</text:p>
          </table:table-cell>
          <table:table-cell table:formula="of:=[.D111]-[.B111]" office:value-type="float" office:value="1.89443" calcext:value-type="float">
            <text:p>1.89443</text:p>
          </table:table-cell>
          <table:table-cell office:value-type="float" office:value="2.18296" calcext:value-type="float">
            <text:p>2.18296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.288546" calcext:value-type="float">
            <text:p>0.288546</text:p>
          </table:table-cell>
          <table:table-cell table:formula="of:=[.D112]-[.B112]" office:value-type="float" office:value="1.902814" calcext:value-type="float">
            <text:p>1.902814</text:p>
          </table:table-cell>
          <table:table-cell office:value-type="float" office:value="2.19136" calcext:value-type="float">
            <text:p>2.19136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0.288565" calcext:value-type="float">
            <text:p>0.288565</text:p>
          </table:table-cell>
          <table:table-cell table:formula="of:=[.D113]-[.B113]" office:value-type="float" office:value="1.894075" calcext:value-type="float">
            <text:p>1.894075</text:p>
          </table:table-cell>
          <table:table-cell office:value-type="float" office:value="2.18264" calcext:value-type="float">
            <text:p>2.18264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0.288581" calcext:value-type="float">
            <text:p>0.288581</text:p>
          </table:table-cell>
          <table:table-cell table:formula="of:=[.D114]-[.B114]" office:value-type="float" office:value="2.041739" calcext:value-type="float">
            <text:p>2.041739</text:p>
          </table:table-cell>
          <table:table-cell office:value-type="float" office:value="2.33032" calcext:value-type="float">
            <text:p>2.33032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0.288746" calcext:value-type="float">
            <text:p>0.288746</text:p>
          </table:table-cell>
          <table:table-cell table:formula="of:=[.D115]-[.B115]" office:value-type="float" office:value="1.949334" calcext:value-type="float">
            <text:p>1.949334</text:p>
          </table:table-cell>
          <table:table-cell office:value-type="float" office:value="2.23808" calcext:value-type="float">
            <text:p>2.23808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0.288774" calcext:value-type="float">
            <text:p>0.288774</text:p>
          </table:table-cell>
          <table:table-cell table:formula="of:=[.D116]-[.B116]" office:value-type="float" office:value="2.067796" calcext:value-type="float">
            <text:p>2.067796</text:p>
          </table:table-cell>
          <table:table-cell office:value-type="float" office:value="2.35657" calcext:value-type="float">
            <text:p>2.35657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288796" calcext:value-type="float">
            <text:p>0.288796</text:p>
          </table:table-cell>
          <table:table-cell table:formula="of:=[.D117]-[.B117]" office:value-type="float" office:value="2.036304" calcext:value-type="float">
            <text:p>2.036304</text:p>
          </table:table-cell>
          <table:table-cell office:value-type="float" office:value="2.3251" calcext:value-type="float">
            <text:p>2.3251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0.288819" calcext:value-type="float">
            <text:p>0.288819</text:p>
          </table:table-cell>
          <table:table-cell table:formula="of:=[.D118]-[.B118]" office:value-type="float" office:value="2.058491" calcext:value-type="float">
            <text:p>2.058491</text:p>
          </table:table-cell>
          <table:table-cell office:value-type="float" office:value="2.34731" calcext:value-type="float">
            <text:p>2.34731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288839" calcext:value-type="float">
            <text:p>0.288839</text:p>
          </table:table-cell>
          <table:table-cell table:formula="of:=[.D119]-[.B119]" office:value-type="float" office:value="2.074751" calcext:value-type="float">
            <text:p>2.074751</text:p>
          </table:table-cell>
          <table:table-cell office:value-type="float" office:value="2.36359" calcext:value-type="float">
            <text:p>2.36359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0.288854" calcext:value-type="float">
            <text:p>0.288854</text:p>
          </table:table-cell>
          <table:table-cell table:formula="of:=[.D120]-[.B120]" office:value-type="float" office:value="2.127116" calcext:value-type="float">
            <text:p>2.127116</text:p>
          </table:table-cell>
          <table:table-cell office:value-type="float" office:value="2.41597" calcext:value-type="float">
            <text:p>2.41597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0.28887" calcext:value-type="float">
            <text:p>0.28887</text:p>
          </table:table-cell>
          <table:table-cell table:formula="of:=[.D121]-[.B121]" office:value-type="float" office:value="2.09107" calcext:value-type="float">
            <text:p>2.09107</text:p>
          </table:table-cell>
          <table:table-cell office:value-type="float" office:value="2.37994" calcext:value-type="float">
            <text:p>2.37994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0.288888" calcext:value-type="float">
            <text:p>0.288888</text:p>
          </table:table-cell>
          <table:table-cell table:formula="of:=[.D122]-[.B122]" office:value-type="float" office:value="2.134082" calcext:value-type="float">
            <text:p>2.134082</text:p>
          </table:table-cell>
          <table:table-cell office:value-type="float" office:value="2.42297" calcext:value-type="float">
            <text:p>2.42297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0.288907" calcext:value-type="float">
            <text:p>0.288907</text:p>
          </table:table-cell>
          <table:table-cell table:formula="of:=[.D123]-[.B123]" office:value-type="float" office:value="2.128043" calcext:value-type="float">
            <text:p>2.128043</text:p>
          </table:table-cell>
          <table:table-cell office:value-type="float" office:value="2.41695" calcext:value-type="float">
            <text:p>2.41695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0.288922" calcext:value-type="float">
            <text:p>0.288922</text:p>
          </table:table-cell>
          <table:table-cell table:formula="of:=[.D124]-[.B124]" office:value-type="float" office:value="2.157158" calcext:value-type="float">
            <text:p>2.157158</text:p>
          </table:table-cell>
          <table:table-cell office:value-type="float" office:value="2.44608" calcext:value-type="float">
            <text:p>2.44608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0.288941" calcext:value-type="float">
            <text:p>0.288941</text:p>
          </table:table-cell>
          <table:table-cell table:formula="of:=[.D125]-[.B125]" office:value-type="float" office:value="2.127779" calcext:value-type="float">
            <text:p>2.127779</text:p>
          </table:table-cell>
          <table:table-cell office:value-type="float" office:value="2.41672" calcext:value-type="float">
            <text:p>2.4167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288959" calcext:value-type="float">
            <text:p>0.288959</text:p>
          </table:table-cell>
          <table:table-cell table:formula="of:=[.D126]-[.B126]" office:value-type="float" office:value="2.150141" calcext:value-type="float">
            <text:p>2.150141</text:p>
          </table:table-cell>
          <table:table-cell office:value-type="float" office:value="2.4391" calcext:value-type="float">
            <text:p>2.4391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.288975" calcext:value-type="float">
            <text:p>0.288975</text:p>
          </table:table-cell>
          <table:table-cell table:formula="of:=[.D127]-[.B127]" office:value-type="float" office:value="2.178625" calcext:value-type="float">
            <text:p>2.178625</text:p>
          </table:table-cell>
          <table:table-cell office:value-type="float" office:value="2.4676" calcext:value-type="float">
            <text:p>2.4676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0.28899" calcext:value-type="float">
            <text:p>0.28899</text:p>
          </table:table-cell>
          <table:table-cell table:formula="of:=[.D128]-[.B128]" office:value-type="float" office:value="2.20156" calcext:value-type="float">
            <text:p>2.20156</text:p>
          </table:table-cell>
          <table:table-cell office:value-type="float" office:value="2.49055" calcext:value-type="float">
            <text:p>2.4905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289009" calcext:value-type="float">
            <text:p>0.289009</text:p>
          </table:table-cell>
          <table:table-cell table:formula="of:=[.D129]-[.B129]" office:value-type="float" office:value="2.245751" calcext:value-type="float">
            <text:p>2.245751</text:p>
          </table:table-cell>
          <table:table-cell office:value-type="float" office:value="2.53476" calcext:value-type="float">
            <text:p>2.53476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0.289024" calcext:value-type="float">
            <text:p>0.289024</text:p>
          </table:table-cell>
          <table:table-cell table:formula="of:=[.D130]-[.B130]" office:value-type="float" office:value="2.201606" calcext:value-type="float">
            <text:p>2.201606</text:p>
          </table:table-cell>
          <table:table-cell office:value-type="float" office:value="2.49063" calcext:value-type="float">
            <text:p>2.4906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.289043" calcext:value-type="float">
            <text:p>0.289043</text:p>
          </table:table-cell>
          <table:table-cell table:formula="of:=[.D131]-[.B131]" office:value-type="float" office:value="2.245777" calcext:value-type="float">
            <text:p>2.245777</text:p>
          </table:table-cell>
          <table:table-cell office:value-type="float" office:value="2.53482" calcext:value-type="float">
            <text:p>2.53482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0.289073" calcext:value-type="float">
            <text:p>0.289073</text:p>
          </table:table-cell>
          <table:table-cell table:formula="of:=[.D132]-[.B132]" office:value-type="float" office:value="2.178567" calcext:value-type="float">
            <text:p>2.178567</text:p>
          </table:table-cell>
          <table:table-cell office:value-type="float" office:value="2.46764" calcext:value-type="float">
            <text:p>2.46764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0.289089" calcext:value-type="float">
            <text:p>0.289089</text:p>
          </table:table-cell>
          <table:table-cell table:formula="of:=[.D133]-[.B133]" office:value-type="float" office:value="2.201521" calcext:value-type="float">
            <text:p>2.201521</text:p>
          </table:table-cell>
          <table:table-cell office:value-type="float" office:value="2.49061" calcext:value-type="float">
            <text:p>2.49061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0.289106" calcext:value-type="float">
            <text:p>0.289106</text:p>
          </table:table-cell>
          <table:table-cell table:formula="of:=[.D134]-[.B134]" office:value-type="float" office:value="2.163244" calcext:value-type="float">
            <text:p>2.163244</text:p>
          </table:table-cell>
          <table:table-cell office:value-type="float" office:value="2.45235" calcext:value-type="float">
            <text:p>2.45235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0.289124" calcext:value-type="float">
            <text:p>0.289124</text:p>
          </table:table-cell>
          <table:table-cell table:formula="of:=[.D135]-[.B135]" office:value-type="float" office:value="2.242686" calcext:value-type="float">
            <text:p>2.242686</text:p>
          </table:table-cell>
          <table:table-cell office:value-type="float" office:value="2.53181" calcext:value-type="float">
            <text:p>2.5318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289138" calcext:value-type="float">
            <text:p>0.289138</text:p>
          </table:table-cell>
          <table:table-cell table:formula="of:=[.D136]-[.B136]" office:value-type="float" office:value="2.242582" calcext:value-type="float">
            <text:p>2.242582</text:p>
          </table:table-cell>
          <table:table-cell office:value-type="float" office:value="2.53172" calcext:value-type="float">
            <text:p>2.53172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0.289155" calcext:value-type="float">
            <text:p>0.289155</text:p>
          </table:table-cell>
          <table:table-cell table:formula="of:=[.D137]-[.B137]" office:value-type="float" office:value="2.249485" calcext:value-type="float">
            <text:p>2.249485</text:p>
          </table:table-cell>
          <table:table-cell office:value-type="float" office:value="2.53864" calcext:value-type="float">
            <text:p>2.53864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0.289172" calcext:value-type="float">
            <text:p>0.289172</text:p>
          </table:table-cell>
          <table:table-cell table:formula="of:=[.D138]-[.B138]" office:value-type="float" office:value="2.242808" calcext:value-type="float">
            <text:p>2.242808</text:p>
          </table:table-cell>
          <table:table-cell office:value-type="float" office:value="2.53198" calcext:value-type="float">
            <text:p>2.53198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0.289186" calcext:value-type="float">
            <text:p>0.289186</text:p>
          </table:table-cell>
          <table:table-cell table:formula="of:=[.D139]-[.B139]" office:value-type="float" office:value="2.249064" calcext:value-type="float">
            <text:p>2.249064</text:p>
          </table:table-cell>
          <table:table-cell office:value-type="float" office:value="2.53825" calcext:value-type="float">
            <text:p>2.53825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0.2892" calcext:value-type="float">
            <text:p>0.2892</text:p>
          </table:table-cell>
          <table:table-cell table:formula="of:=[.D140]-[.B140]" office:value-type="float" office:value="2.24904" calcext:value-type="float">
            <text:p>2.24904</text:p>
          </table:table-cell>
          <table:table-cell office:value-type="float" office:value="2.53824" calcext:value-type="float">
            <text:p>2.5382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289213" calcext:value-type="float">
            <text:p>0.289213</text:p>
          </table:table-cell>
          <table:table-cell table:formula="of:=[.D141]-[.B141]" office:value-type="float" office:value="2.242777" calcext:value-type="float">
            <text:p>2.242777</text:p>
          </table:table-cell>
          <table:table-cell office:value-type="float" office:value="2.53199" calcext:value-type="float">
            <text:p>2.5319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0.289233" calcext:value-type="float">
            <text:p>0.289233</text:p>
          </table:table-cell>
          <table:table-cell table:formula="of:=[.D142]-[.B142]" office:value-type="float" office:value="2.242517" calcext:value-type="float">
            <text:p>2.242517</text:p>
          </table:table-cell>
          <table:table-cell office:value-type="float" office:value="2.53175" calcext:value-type="float">
            <text:p>2.53175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float" office:value="0.289247" calcext:value-type="float">
            <text:p>0.289247</text:p>
          </table:table-cell>
          <table:table-cell table:formula="of:=[.D143]-[.B143]" office:value-type="float" office:value="2.242553" calcext:value-type="float">
            <text:p>2.242553</text:p>
          </table:table-cell>
          <table:table-cell office:value-type="float" office:value="2.5318" calcext:value-type="float">
            <text:p>2.5318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0.28926" calcext:value-type="float">
            <text:p>0.28926</text:p>
          </table:table-cell>
          <table:table-cell table:formula="of:=[.D144]-[.B144]" office:value-type="float" office:value="2.24261" calcext:value-type="float">
            <text:p>2.24261</text:p>
          </table:table-cell>
          <table:table-cell office:value-type="float" office:value="2.53187" calcext:value-type="float">
            <text:p>2.53187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0.289277" calcext:value-type="float">
            <text:p>0.289277</text:p>
          </table:table-cell>
          <table:table-cell table:formula="of:=[.D145]-[.B145]" office:value-type="float" office:value="2.245553" calcext:value-type="float">
            <text:p>2.245553</text:p>
          </table:table-cell>
          <table:table-cell office:value-type="float" office:value="2.53483" calcext:value-type="float">
            <text:p>2.53483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0.289291" calcext:value-type="float">
            <text:p>0.289291</text:p>
          </table:table-cell>
          <table:table-cell table:formula="of:=[.D146]-[.B146]" office:value-type="float" office:value="2.242619" calcext:value-type="float">
            <text:p>2.242619</text:p>
          </table:table-cell>
          <table:table-cell office:value-type="float" office:value="2.53191" calcext:value-type="float">
            <text:p>2.53191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289307" calcext:value-type="float">
            <text:p>0.289307</text:p>
          </table:table-cell>
          <table:table-cell table:formula="of:=[.D147]-[.B147]" office:value-type="float" office:value="2.248383" calcext:value-type="float">
            <text:p>2.248383</text:p>
          </table:table-cell>
          <table:table-cell office:value-type="float" office:value="2.53769" calcext:value-type="float">
            <text:p>2.53769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0.289324" calcext:value-type="float">
            <text:p>0.289324</text:p>
          </table:table-cell>
          <table:table-cell table:formula="of:=[.D148]-[.B148]" office:value-type="float" office:value="2.242456" calcext:value-type="float">
            <text:p>2.242456</text:p>
          </table:table-cell>
          <table:table-cell office:value-type="float" office:value="2.53178" calcext:value-type="float">
            <text:p>2.531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0.289337" calcext:value-type="float">
            <text:p>0.289337</text:p>
          </table:table-cell>
          <table:table-cell table:formula="of:=[.D149]-[.B149]" office:value-type="float" office:value="2.242633" calcext:value-type="float">
            <text:p>2.242633</text:p>
          </table:table-cell>
          <table:table-cell office:value-type="float" office:value="2.53197" calcext:value-type="float">
            <text:p>2.53197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289351" calcext:value-type="float">
            <text:p>0.289351</text:p>
          </table:table-cell>
          <table:table-cell table:formula="of:=[.D150]-[.B150]" office:value-type="float" office:value="2.218439" calcext:value-type="float">
            <text:p>2.218439</text:p>
          </table:table-cell>
          <table:table-cell office:value-type="float" office:value="2.50779" calcext:value-type="float">
            <text:p>2.50779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0.289366" calcext:value-type="float">
            <text:p>0.289366</text:p>
          </table:table-cell>
          <table:table-cell table:formula="of:=[.D151]-[.B151]" office:value-type="float" office:value="2.248884" calcext:value-type="float">
            <text:p>2.248884</text:p>
          </table:table-cell>
          <table:table-cell office:value-type="float" office:value="2.53825" calcext:value-type="float">
            <text:p>2.5382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289388" calcext:value-type="float">
            <text:p>0.289388</text:p>
          </table:table-cell>
          <table:table-cell table:formula="of:=[.D152]-[.B152]" office:value-type="float" office:value="2.201192" calcext:value-type="float">
            <text:p>2.201192</text:p>
          </table:table-cell>
          <table:table-cell office:value-type="float" office:value="2.49058" calcext:value-type="float">
            <text:p>2.49058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.289402" calcext:value-type="float">
            <text:p>0.289402</text:p>
          </table:table-cell>
          <table:table-cell table:formula="of:=[.D153]-[.B153]" office:value-type="float" office:value="2.242438" calcext:value-type="float">
            <text:p>2.242438</text:p>
          </table:table-cell>
          <table:table-cell office:value-type="float" office:value="2.53184" calcext:value-type="float">
            <text:p>2.5318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289419" calcext:value-type="float">
            <text:p>0.289419</text:p>
          </table:table-cell>
          <table:table-cell table:formula="of:=[.D154]-[.B154]" office:value-type="float" office:value="2.218431" calcext:value-type="float">
            <text:p>2.218431</text:p>
          </table:table-cell>
          <table:table-cell office:value-type="float" office:value="2.50785" calcext:value-type="float">
            <text:p>2.50785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0.289436" calcext:value-type="float">
            <text:p>0.289436</text:p>
          </table:table-cell>
          <table:table-cell table:formula="of:=[.D155]-[.B155]" office:value-type="float" office:value="2.201184" calcext:value-type="float">
            <text:p>2.201184</text:p>
          </table:table-cell>
          <table:table-cell office:value-type="float" office:value="2.49062" calcext:value-type="float">
            <text:p>2.4906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0.289449" calcext:value-type="float">
            <text:p>0.289449</text:p>
          </table:table-cell>
          <table:table-cell table:formula="of:=[.D156]-[.B156]" office:value-type="float" office:value="2.201191" calcext:value-type="float">
            <text:p>2.201191</text:p>
          </table:table-cell>
          <table:table-cell office:value-type="float" office:value="2.49064" calcext:value-type="float">
            <text:p>2.49064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289463" calcext:value-type="float">
            <text:p>0.289463</text:p>
          </table:table-cell>
          <table:table-cell table:formula="of:=[.D157]-[.B157]" office:value-type="float" office:value="2.248157" calcext:value-type="float">
            <text:p>2.248157</text:p>
          </table:table-cell>
          <table:table-cell office:value-type="float" office:value="2.53762" calcext:value-type="float">
            <text:p>2.53762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0.289527" calcext:value-type="float">
            <text:p>0.289527</text:p>
          </table:table-cell>
          <table:table-cell table:formula="of:=[.D158]-[.B158]" office:value-type="float" office:value="2.218313" calcext:value-type="float">
            <text:p>2.218313</text:p>
          </table:table-cell>
          <table:table-cell office:value-type="float" office:value="2.50784" calcext:value-type="float">
            <text:p>2.50784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289542" calcext:value-type="float">
            <text:p>0.289542</text:p>
          </table:table-cell>
          <table:table-cell table:formula="of:=[.D159]-[.B159]" office:value-type="float" office:value="2.242318" calcext:value-type="float">
            <text:p>2.242318</text:p>
          </table:table-cell>
          <table:table-cell office:value-type="float" office:value="2.53186" calcext:value-type="float">
            <text:p>2.53186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0.289556" calcext:value-type="float">
            <text:p>0.289556</text:p>
          </table:table-cell>
          <table:table-cell table:formula="of:=[.D160]-[.B160]" office:value-type="float" office:value="2.248074" calcext:value-type="float">
            <text:p>2.248074</text:p>
          </table:table-cell>
          <table:table-cell office:value-type="float" office:value="2.53763" calcext:value-type="float">
            <text:p>2.53763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0.289574" calcext:value-type="float">
            <text:p>0.289574</text:p>
          </table:table-cell>
          <table:table-cell table:formula="of:=[.D161]-[.B161]" office:value-type="float" office:value="2.218236" calcext:value-type="float">
            <text:p>2.218236</text:p>
          </table:table-cell>
          <table:table-cell office:value-type="float" office:value="2.50781" calcext:value-type="float">
            <text:p>2.50781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0.289588" calcext:value-type="float">
            <text:p>0.289588</text:p>
          </table:table-cell>
          <table:table-cell table:formula="of:=[.D162]-[.B162]" office:value-type="float" office:value="2.248102" calcext:value-type="float">
            <text:p>2.248102</text:p>
          </table:table-cell>
          <table:table-cell office:value-type="float" office:value="2.53769" calcext:value-type="float">
            <text:p>2.53769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0.289605" calcext:value-type="float">
            <text:p>0.289605</text:p>
          </table:table-cell>
          <table:table-cell table:formula="of:=[.D163]-[.B163]" office:value-type="float" office:value="2.242215" calcext:value-type="float">
            <text:p>2.242215</text:p>
          </table:table-cell>
          <table:table-cell office:value-type="float" office:value="2.53182" calcext:value-type="float">
            <text:p>2.5318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0.289619" calcext:value-type="float">
            <text:p>0.289619</text:p>
          </table:table-cell>
          <table:table-cell table:formula="of:=[.D164]-[.B164]" office:value-type="float" office:value="2.242281" calcext:value-type="float">
            <text:p>2.242281</text:p>
          </table:table-cell>
          <table:table-cell office:value-type="float" office:value="2.5319" calcext:value-type="float">
            <text:p>2.5319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0.289635" calcext:value-type="float">
            <text:p>0.289635</text:p>
          </table:table-cell>
          <table:table-cell table:formula="of:=[.D165]-[.B165]" office:value-type="float" office:value="2.248065" calcext:value-type="float">
            <text:p>2.248065</text:p>
          </table:table-cell>
          <table:table-cell office:value-type="float" office:value="2.5377" calcext:value-type="float">
            <text:p>2.5377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0.289649" calcext:value-type="float">
            <text:p>0.289649</text:p>
          </table:table-cell>
          <table:table-cell table:formula="of:=[.D166]-[.B166]" office:value-type="float" office:value="2.242281" calcext:value-type="float">
            <text:p>2.242281</text:p>
          </table:table-cell>
          <table:table-cell office:value-type="float" office:value="2.53193" calcext:value-type="float">
            <text:p>2.53193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0.289663" calcext:value-type="float">
            <text:p>0.289663</text:p>
          </table:table-cell>
          <table:table-cell table:formula="of:=[.D167]-[.B167]" office:value-type="float" office:value="2.248967" calcext:value-type="float">
            <text:p>2.248967</text:p>
          </table:table-cell>
          <table:table-cell office:value-type="float" office:value="2.53863" calcext:value-type="float">
            <text:p>2.53863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0.289683" calcext:value-type="float">
            <text:p>0.289683</text:p>
          </table:table-cell>
          <table:table-cell table:formula="of:=[.D168]-[.B168]" office:value-type="float" office:value="2.177947" calcext:value-type="float">
            <text:p>2.177947</text:p>
          </table:table-cell>
          <table:table-cell office:value-type="float" office:value="2.46763" calcext:value-type="float">
            <text:p>2.46763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0.289697" calcext:value-type="float">
            <text:p>0.289697</text:p>
          </table:table-cell>
          <table:table-cell table:formula="of:=[.D169]-[.B169]" office:value-type="float" office:value="2.248533" calcext:value-type="float">
            <text:p>2.248533</text:p>
          </table:table-cell>
          <table:table-cell office:value-type="float" office:value="2.53823" calcext:value-type="float">
            <text:p>2.5382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289714" calcext:value-type="float">
            <text:p>0.289714</text:p>
          </table:table-cell>
          <table:table-cell table:formula="of:=[.D170]-[.B170]" office:value-type="float" office:value="2.245096" calcext:value-type="float">
            <text:p>2.245096</text:p>
          </table:table-cell>
          <table:table-cell office:value-type="float" office:value="2.53481" calcext:value-type="float">
            <text:p>2.53481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float" office:value="0.289731" calcext:value-type="float">
            <text:p>0.289731</text:p>
          </table:table-cell>
          <table:table-cell table:formula="of:=[.D171]-[.B171]" office:value-type="float" office:value="2.218139" calcext:value-type="float">
            <text:p>2.218139</text:p>
          </table:table-cell>
          <table:table-cell office:value-type="float" office:value="2.50787" calcext:value-type="float">
            <text:p>2.50787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0.289745" calcext:value-type="float">
            <text:p>0.289745</text:p>
          </table:table-cell>
          <table:table-cell table:formula="of:=[.D172]-[.B172]" office:value-type="float" office:value="2.200855" calcext:value-type="float">
            <text:p>2.200855</text:p>
          </table:table-cell>
          <table:table-cell office:value-type="float" office:value="2.4906" calcext:value-type="float">
            <text:p>2.4906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0.289789" calcext:value-type="float">
            <text:p>0.289789</text:p>
          </table:table-cell>
          <table:table-cell table:formula="of:=[.D173]-[.B173]" office:value-type="float" office:value="2.218071" calcext:value-type="float">
            <text:p>2.218071</text:p>
          </table:table-cell>
          <table:table-cell office:value-type="float" office:value="2.50786" calcext:value-type="float">
            <text:p>2.50786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0.289829" calcext:value-type="float">
            <text:p>0.289829</text:p>
          </table:table-cell>
          <table:table-cell table:formula="of:=[.D174]-[.B174]" office:value-type="float" office:value="2.244971" calcext:value-type="float">
            <text:p>2.244971</text:p>
          </table:table-cell>
          <table:table-cell office:value-type="float" office:value="2.5348" calcext:value-type="float">
            <text:p>2.534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289847" calcext:value-type="float">
            <text:p>0.289847</text:p>
          </table:table-cell>
          <table:table-cell table:formula="of:=[.D175]-[.B175]" office:value-type="float" office:value="2.217913" calcext:value-type="float">
            <text:p>2.217913</text:p>
          </table:table-cell>
          <table:table-cell office:value-type="float" office:value="2.50776" calcext:value-type="float">
            <text:p>2.50776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0.289861" calcext:value-type="float">
            <text:p>0.289861</text:p>
          </table:table-cell>
          <table:table-cell table:formula="of:=[.D176]-[.B176]" office:value-type="float" office:value="2.248409" calcext:value-type="float">
            <text:p>2.248409</text:p>
          </table:table-cell>
          <table:table-cell office:value-type="float" office:value="2.53827" calcext:value-type="float">
            <text:p>2.53827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0.289874" calcext:value-type="float">
            <text:p>0.289874</text:p>
          </table:table-cell>
          <table:table-cell table:formula="of:=[.D177]-[.B177]" office:value-type="float" office:value="2.247806" calcext:value-type="float">
            <text:p>2.247806</text:p>
          </table:table-cell>
          <table:table-cell office:value-type="float" office:value="2.53768" calcext:value-type="float">
            <text:p>2.53768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0.289891" calcext:value-type="float">
            <text:p>0.289891</text:p>
          </table:table-cell>
          <table:table-cell table:formula="of:=[.D178]-[.B178]" office:value-type="float" office:value="2.241959" calcext:value-type="float">
            <text:p>2.241959</text:p>
          </table:table-cell>
          <table:table-cell office:value-type="float" office:value="2.53185" calcext:value-type="float">
            <text:p>2.53185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0.289908" calcext:value-type="float">
            <text:p>0.289908</text:p>
          </table:table-cell>
          <table:table-cell table:formula="of:=[.D179]-[.B179]" office:value-type="float" office:value="2.242012" calcext:value-type="float">
            <text:p>2.242012</text:p>
          </table:table-cell>
          <table:table-cell office:value-type="float" office:value="2.53192" calcext:value-type="float">
            <text:p>2.53192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0.289922" calcext:value-type="float">
            <text:p>0.289922</text:p>
          </table:table-cell>
          <table:table-cell table:formula="of:=[.D180]-[.B180]" office:value-type="float" office:value="2.217898" calcext:value-type="float">
            <text:p>2.217898</text:p>
          </table:table-cell>
          <table:table-cell office:value-type="float" office:value="2.50782" calcext:value-type="float">
            <text:p>2.50782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289939" calcext:value-type="float">
            <text:p>0.289939</text:p>
          </table:table-cell>
          <table:table-cell table:formula="of:=[.D181]-[.B181]" office:value-type="float" office:value="2.242001" calcext:value-type="float">
            <text:p>2.242001</text:p>
          </table:table-cell>
          <table:table-cell office:value-type="float" office:value="2.53194" calcext:value-type="float">
            <text:p>2.53194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float" office:value="0.289952" calcext:value-type="float">
            <text:p>0.289952</text:p>
          </table:table-cell>
          <table:table-cell table:formula="of:=[.D182]-[.B182]" office:value-type="float" office:value="2.242008" calcext:value-type="float">
            <text:p>2.242008</text:p>
          </table:table-cell>
          <table:table-cell office:value-type="float" office:value="2.53196" calcext:value-type="float">
            <text:p>2.5319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0.289966" calcext:value-type="float">
            <text:p>0.289966</text:p>
          </table:table-cell>
          <table:table-cell table:formula="of:=[.D183]-[.B183]" office:value-type="float" office:value="2.248654" calcext:value-type="float">
            <text:p>2.248654</text:p>
          </table:table-cell>
          <table:table-cell office:value-type="float" office:value="2.53862" calcext:value-type="float">
            <text:p>2.53862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float" office:value="0.289985" calcext:value-type="float">
            <text:p>0.289985</text:p>
          </table:table-cell>
          <table:table-cell table:formula="of:=[.D184]-[.B184]" office:value-type="float" office:value="2.242015" calcext:value-type="float">
            <text:p>2.242015</text:p>
          </table:table-cell>
          <table:table-cell office:value-type="float" office:value="2.532" calcext:value-type="float">
            <text:p>2.532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float" office:value="0.289999" calcext:value-type="float">
            <text:p>0.289999</text:p>
          </table:table-cell>
          <table:table-cell table:formula="of:=[.D185]-[.B185]" office:value-type="float" office:value="2.247641" calcext:value-type="float">
            <text:p>2.247641</text:p>
          </table:table-cell>
          <table:table-cell office:value-type="float" office:value="2.53764" calcext:value-type="float">
            <text:p>2.53764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.290013" calcext:value-type="float">
            <text:p>0.290013</text:p>
          </table:table-cell>
          <table:table-cell table:formula="of:=[.D186]-[.B186]" office:value-type="float" office:value="2.244777" calcext:value-type="float">
            <text:p>2.244777</text:p>
          </table:table-cell>
          <table:table-cell office:value-type="float" office:value="2.53479" calcext:value-type="float">
            <text:p>2.53479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0.290026" calcext:value-type="float">
            <text:p>0.290026</text:p>
          </table:table-cell>
          <table:table-cell table:formula="of:=[.D187]-[.B187]" office:value-type="float" office:value="2.247644" calcext:value-type="float">
            <text:p>2.247644</text:p>
          </table:table-cell>
          <table:table-cell office:value-type="float" office:value="2.53767" calcext:value-type="float">
            <text:p>2.53767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0.290046" calcext:value-type="float">
            <text:p>0.290046</text:p>
          </table:table-cell>
          <table:table-cell table:formula="of:=[.D188]-[.B188]" office:value-type="float" office:value="2.241724" calcext:value-type="float">
            <text:p>2.241724</text:p>
          </table:table-cell>
          <table:table-cell office:value-type="float" office:value="2.53177" calcext:value-type="float">
            <text:p>2.53177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0.290073" calcext:value-type="float">
            <text:p>0.290073</text:p>
          </table:table-cell>
          <table:table-cell table:formula="of:=[.D189]-[.B189]" office:value-type="float" office:value="2.241807" calcext:value-type="float">
            <text:p>2.241807</text:p>
          </table:table-cell>
          <table:table-cell office:value-type="float" office:value="2.53188" calcext:value-type="float">
            <text:p>2.53188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0.290084" calcext:value-type="float">
            <text:p>0.290084</text:p>
          </table:table-cell>
          <table:table-cell table:formula="of:=[.D190]-[.B190]" office:value-type="float" office:value="2.247576" calcext:value-type="float">
            <text:p>2.247576</text:p>
          </table:table-cell>
          <table:table-cell office:value-type="float" office:value="2.53766" calcext:value-type="float">
            <text:p>2.53766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0.290099" calcext:value-type="float">
            <text:p>0.290099</text:p>
          </table:table-cell>
          <table:table-cell table:formula="of:=[.D191]-[.B191]" office:value-type="float" office:value="2.248161" calcext:value-type="float">
            <text:p>2.248161</text:p>
          </table:table-cell>
          <table:table-cell office:value-type="float" office:value="2.53826" calcext:value-type="float">
            <text:p>2.53826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0.290113" calcext:value-type="float">
            <text:p>0.290113</text:p>
          </table:table-cell>
          <table:table-cell table:formula="of:=[.D192]-[.B192]" office:value-type="float" office:value="2.248487" calcext:value-type="float">
            <text:p>2.248487</text:p>
          </table:table-cell>
          <table:table-cell office:value-type="float" office:value="2.5386" calcext:value-type="float">
            <text:p>2.5386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0.290124" calcext:value-type="float">
            <text:p>0.290124</text:p>
          </table:table-cell>
          <table:table-cell table:formula="of:=[.D193]-[.B193]" office:value-type="float" office:value="2.247586" calcext:value-type="float">
            <text:p>2.247586</text:p>
          </table:table-cell>
          <table:table-cell office:value-type="float" office:value="2.53771" calcext:value-type="float">
            <text:p>2.53771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float" office:value="0.290141" calcext:value-type="float">
            <text:p>0.290141</text:p>
          </table:table-cell>
          <table:table-cell table:formula="of:=[.D194]-[.B194]" office:value-type="float" office:value="2.247449" calcext:value-type="float">
            <text:p>2.247449</text:p>
          </table:table-cell>
          <table:table-cell office:value-type="float" office:value="2.53759" calcext:value-type="float">
            <text:p>2.53759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float" office:value="0.290153" calcext:value-type="float">
            <text:p>0.290153</text:p>
          </table:table-cell>
          <table:table-cell table:formula="of:=[.D195]-[.B195]" office:value-type="float" office:value="2.247527" calcext:value-type="float">
            <text:p>2.247527</text:p>
          </table:table-cell>
          <table:table-cell office:value-type="float" office:value="2.53768" calcext:value-type="float">
            <text:p>2.53768</text:p>
          </table:table-cell>
        </table:table-row>
      </table:table>
      <table:table table:name="seq" table:style-name="ta1">
        <table:shapes>
          <draw:frame draw:z-index="0" draw:style-name="gr1" draw:text-style-name="P1" svg:width="7in" svg:height="4in" svg:x="1.9339in" svg:y="0.0394in">
            <draw:object draw:notify-on-update-of-ranges="seq.B1:seq.B1 seq.B2:seq.B10 seq.C1:seq.C1 seq.C2:seq.C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00000500679" calcext:value-type="float">
            <text:p>5.00679E-006</text:p>
          </table:table-cell>
          <table:table-cell table:formula="of:=[.D2]-[.B2]" office:value-type="float" office:value="1.03426499321" calcext:value-type="float">
            <text:p>1.0342649932</text:p>
          </table:table-cell>
          <table:table-cell office:value-type="float" office:value="1.03427" calcext:value-type="float">
            <text:p>1.03427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.03431" calcext:value-type="float">
            <text:p>1.03431</text:p>
          </table:table-cell>
          <table:table-cell table:formula="of:=[.D3]-[.B3]" office:value-type="float" office:value="1.01794" calcext:value-type="float">
            <text:p>1.01794</text:p>
          </table:table-cell>
          <table:table-cell office:value-type="float" office:value="2.05225" calcext:value-type="float">
            <text:p>2.05225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2.05231" calcext:value-type="float">
            <text:p>2.05231</text:p>
          </table:table-cell>
          <table:table-cell table:formula="of:=[.D4]-[.B4]" office:value-type="float" office:value="1.01719" calcext:value-type="float">
            <text:p>1.01719</text:p>
          </table:table-cell>
          <table:table-cell office:value-type="float" office:value="3.0695" calcext:value-type="float">
            <text:p>3.0695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3.06955" calcext:value-type="float">
            <text:p>3.06955</text:p>
          </table:table-cell>
          <table:table-cell table:formula="of:=[.D5]-[.B5]" office:value-type="float" office:value="1.01847" calcext:value-type="float">
            <text:p>1.01847</text:p>
          </table:table-cell>
          <table:table-cell office:value-type="float" office:value="4.08802" calcext:value-type="float">
            <text:p>4.0880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4.08805" calcext:value-type="float">
            <text:p>4.08805</text:p>
          </table:table-cell>
          <table:table-cell table:formula="of:=[.D6]-[.B6]" office:value-type="float" office:value="1.01789" calcext:value-type="float">
            <text:p>1.01789</text:p>
          </table:table-cell>
          <table:table-cell office:value-type="float" office:value="5.10594" calcext:value-type="float">
            <text:p>5.10594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5.10598" calcext:value-type="float">
            <text:p>5.10598</text:p>
          </table:table-cell>
          <table:table-cell table:formula="of:=[.D7]-[.B7]" office:value-type="float" office:value="1.01747" calcext:value-type="float">
            <text:p>1.01747</text:p>
          </table:table-cell>
          <table:table-cell office:value-type="float" office:value="6.12345" calcext:value-type="float">
            <text:p>6.1234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6.12352" calcext:value-type="float">
            <text:p>6.12352</text:p>
          </table:table-cell>
          <table:table-cell table:formula="of:=[.D8]-[.B8]" office:value-type="float" office:value="1.01814" calcext:value-type="float">
            <text:p>1.01814</text:p>
          </table:table-cell>
          <table:table-cell office:value-type="float" office:value="7.14166" calcext:value-type="float">
            <text:p>7.1416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7.14173" calcext:value-type="float">
            <text:p>7.14173</text:p>
          </table:table-cell>
          <table:table-cell table:formula="of:=[.D9]-[.B9]" office:value-type="float" office:value="1.01776" calcext:value-type="float">
            <text:p>1.01776</text:p>
          </table:table-cell>
          <table:table-cell office:value-type="float" office:value="8.15949" calcext:value-type="float">
            <text:p>8.1594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.15955" calcext:value-type="float">
            <text:p>8.15955</text:p>
          </table:table-cell>
          <table:table-cell table:formula="of:=[.D10]-[.B10]" office:value-type="float" office:value="1.01836" calcext:value-type="float">
            <text:p>1.01836</text:p>
          </table:table-cell>
          <table:table-cell office:value-type="float" office:value="9.17791" calcext:value-type="float">
            <text:p>9.1779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9.17794" calcext:value-type="float">
            <text:p>9.17794</text:p>
          </table:table-cell>
          <table:table-cell table:formula="of:=[.D11]-[.B11]" office:value-type="float" office:value="1.01866" calcext:value-type="float">
            <text:p>1.01866</text:p>
          </table:table-cell>
          <table:table-cell office:value-type="float" office:value="10.1966" calcext:value-type="float">
            <text:p>10.1966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0.1966" calcext:value-type="float">
            <text:p>10.1966</text:p>
          </table:table-cell>
          <table:table-cell table:formula="of:=[.D12]-[.B12]" office:value-type="float" office:value="1.0179" calcext:value-type="float">
            <text:p>1.0179</text:p>
          </table:table-cell>
          <table:table-cell office:value-type="float" office:value="11.2145" calcext:value-type="float">
            <text:p>11.2145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1.2145" calcext:value-type="float">
            <text:p>11.2145</text:p>
          </table:table-cell>
          <table:table-cell table:formula="of:=[.D13]-[.B13]" office:value-type="float" office:value="1.0185" calcext:value-type="float">
            <text:p>1.0185</text:p>
          </table:table-cell>
          <table:table-cell office:value-type="float" office:value="12.233" calcext:value-type="float">
            <text:p>12.233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2.233" calcext:value-type="float">
            <text:p>12.233</text:p>
          </table:table-cell>
          <table:table-cell table:formula="of:=[.D14]-[.B14]" office:value-type="float" office:value="1.0167" calcext:value-type="float">
            <text:p>1.0167</text:p>
          </table:table-cell>
          <table:table-cell office:value-type="float" office:value="13.2497" calcext:value-type="float">
            <text:p>13.2497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3.2497" calcext:value-type="float">
            <text:p>13.2497</text:p>
          </table:table-cell>
          <table:table-cell table:formula="of:=[.D15]-[.B15]" office:value-type="float" office:value="1.0191" calcext:value-type="float">
            <text:p>1.0191</text:p>
          </table:table-cell>
          <table:table-cell office:value-type="float" office:value="14.2688" calcext:value-type="float">
            <text:p>14.2688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4.2688" calcext:value-type="float">
            <text:p>14.2688</text:p>
          </table:table-cell>
          <table:table-cell table:formula="of:=[.D16]-[.B16]" office:value-type="float" office:value="1.0169" calcext:value-type="float">
            <text:p>1.0169</text:p>
          </table:table-cell>
          <table:table-cell office:value-type="float" office:value="15.2857" calcext:value-type="float">
            <text:p>15.2857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15.2857" calcext:value-type="float">
            <text:p>15.2857</text:p>
          </table:table-cell>
          <table:table-cell table:formula="of:=[.D17]-[.B17]" office:value-type="float" office:value="1.0159" calcext:value-type="float">
            <text:p>1.0159</text:p>
          </table:table-cell>
          <table:table-cell office:value-type="float" office:value="16.3016" calcext:value-type="float">
            <text:p>16.3016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6.3016" calcext:value-type="float">
            <text:p>16.3016</text:p>
          </table:table-cell>
          <table:table-cell table:formula="of:=[.D18]-[.B18]" office:value-type="float" office:value="1.0164" calcext:value-type="float">
            <text:p>1.0164</text:p>
          </table:table-cell>
          <table:table-cell office:value-type="float" office:value="17.318" calcext:value-type="float">
            <text:p>17.318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17.3181" calcext:value-type="float">
            <text:p>17.3181</text:p>
          </table:table-cell>
          <table:table-cell table:formula="of:=[.D19]-[.B19]" office:value-type="float" office:value="1.017" calcext:value-type="float">
            <text:p>1.017</text:p>
          </table:table-cell>
          <table:table-cell office:value-type="float" office:value="18.3351" calcext:value-type="float">
            <text:p>18.3351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18.3352" calcext:value-type="float">
            <text:p>18.3352</text:p>
          </table:table-cell>
          <table:table-cell table:formula="of:=[.D20]-[.B20]" office:value-type="float" office:value="1.0191" calcext:value-type="float">
            <text:p>1.0191</text:p>
          </table:table-cell>
          <table:table-cell office:value-type="float" office:value="19.3543" calcext:value-type="float">
            <text:p>19.3543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float" office:value="19.3544" calcext:value-type="float">
            <text:p>19.3544</text:p>
          </table:table-cell>
          <table:table-cell table:formula="of:=[.D21]-[.B21]" office:value-type="float" office:value="1.0177" calcext:value-type="float">
            <text:p>1.0177</text:p>
          </table:table-cell>
          <table:table-cell office:value-type="float" office:value="20.3721" calcext:value-type="float">
            <text:p>20.3721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20.3721" calcext:value-type="float">
            <text:p>20.3721</text:p>
          </table:table-cell>
          <table:table-cell table:formula="of:=[.D22]-[.B22]" office:value-type="float" office:value="1.0185" calcext:value-type="float">
            <text:p>1.0185</text:p>
          </table:table-cell>
          <table:table-cell office:value-type="float" office:value="21.3906" calcext:value-type="float">
            <text:p>21.3906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21.3906" calcext:value-type="float">
            <text:p>21.3906</text:p>
          </table:table-cell>
          <table:table-cell table:formula="of:=[.D23]-[.B23]" office:value-type="float" office:value="1.018" calcext:value-type="float">
            <text:p>1.018</text:p>
          </table:table-cell>
          <table:table-cell office:value-type="float" office:value="22.4086" calcext:value-type="float">
            <text:p>22.408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22.4086" calcext:value-type="float">
            <text:p>22.4086</text:p>
          </table:table-cell>
          <table:table-cell table:formula="of:=[.D24]-[.B24]" office:value-type="float" office:value="1.0184" calcext:value-type="float">
            <text:p>1.0184</text:p>
          </table:table-cell>
          <table:table-cell office:value-type="float" office:value="23.427" calcext:value-type="float">
            <text:p>23.427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23.427" calcext:value-type="float">
            <text:p>23.427</text:p>
          </table:table-cell>
          <table:table-cell table:formula="of:=[.D25]-[.B25]" office:value-type="float" office:value="1.0186" calcext:value-type="float">
            <text:p>1.0186</text:p>
          </table:table-cell>
          <table:table-cell office:value-type="float" office:value="24.4456" calcext:value-type="float">
            <text:p>24.4456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24.4457" calcext:value-type="float">
            <text:p>24.4457</text:p>
          </table:table-cell>
          <table:table-cell table:formula="of:=[.D26]-[.B26]" office:value-type="float" office:value="1.0178" calcext:value-type="float">
            <text:p>1.0178</text:p>
          </table:table-cell>
          <table:table-cell office:value-type="float" office:value="25.4635" calcext:value-type="float">
            <text:p>25.4635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5.4636" calcext:value-type="float">
            <text:p>25.4636</text:p>
          </table:table-cell>
          <table:table-cell table:formula="of:=[.D27]-[.B27]" office:value-type="float" office:value="1.017" calcext:value-type="float">
            <text:p>1.017</text:p>
          </table:table-cell>
          <table:table-cell office:value-type="float" office:value="26.4806" calcext:value-type="float">
            <text:p>26.4806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26.4806" calcext:value-type="float">
            <text:p>26.4806</text:p>
          </table:table-cell>
          <table:table-cell table:formula="of:=[.D28]-[.B28]" office:value-type="float" office:value="1.0177" calcext:value-type="float">
            <text:p>1.0177</text:p>
          </table:table-cell>
          <table:table-cell office:value-type="float" office:value="27.4983" calcext:value-type="float">
            <text:p>27.4983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float" office:value="27.4983" calcext:value-type="float">
            <text:p>27.4983</text:p>
          </table:table-cell>
          <table:table-cell table:formula="of:=[.D29]-[.B29]" office:value-type="float" office:value="1.0185" calcext:value-type="float">
            <text:p>1.0185</text:p>
          </table:table-cell>
          <table:table-cell office:value-type="float" office:value="28.5168" calcext:value-type="float">
            <text:p>28.516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8.5169" calcext:value-type="float">
            <text:p>28.5169</text:p>
          </table:table-cell>
          <table:table-cell table:formula="of:=[.D30]-[.B30]" office:value-type="float" office:value="1.0169" calcext:value-type="float">
            <text:p>1.0169</text:p>
          </table:table-cell>
          <table:table-cell office:value-type="float" office:value="29.5338" calcext:value-type="float">
            <text:p>29.5338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9.5338" calcext:value-type="float">
            <text:p>29.5338</text:p>
          </table:table-cell>
          <table:table-cell table:formula="of:=[.D31]-[.B31]" office:value-type="float" office:value="1.0181" calcext:value-type="float">
            <text:p>1.0181</text:p>
          </table:table-cell>
          <table:table-cell office:value-type="float" office:value="30.5519" calcext:value-type="float">
            <text:p>30.5519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30.5519" calcext:value-type="float">
            <text:p>30.5519</text:p>
          </table:table-cell>
          <table:table-cell table:formula="of:=[.D32]-[.B32]" office:value-type="float" office:value="1.0171" calcext:value-type="float">
            <text:p>1.0171</text:p>
          </table:table-cell>
          <table:table-cell office:value-type="float" office:value="31.569" calcext:value-type="float">
            <text:p>31.569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31.5691" calcext:value-type="float">
            <text:p>31.5691</text:p>
          </table:table-cell>
          <table:table-cell table:formula="of:=[.D33]-[.B33]" office:value-type="float" office:value="1.0174" calcext:value-type="float">
            <text:p>1.0174</text:p>
          </table:table-cell>
          <table:table-cell office:value-type="float" office:value="32.5865" calcext:value-type="float">
            <text:p>32.5865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32.5866" calcext:value-type="float">
            <text:p>32.5866</text:p>
          </table:table-cell>
          <table:table-cell table:formula="of:=[.D34]-[.B34]" office:value-type="float" office:value="1.01900000000001" calcext:value-type="float">
            <text:p>1.019</text:p>
          </table:table-cell>
          <table:table-cell office:value-type="float" office:value="33.6056" calcext:value-type="float">
            <text:p>33.6056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33.6056" calcext:value-type="float">
            <text:p>33.6056</text:p>
          </table:table-cell>
          <table:table-cell table:formula="of:=[.D35]-[.B35]" office:value-type="float" office:value="1.0162" calcext:value-type="float">
            <text:p>1.0162</text:p>
          </table:table-cell>
          <table:table-cell office:value-type="float" office:value="34.6218" calcext:value-type="float">
            <text:p>34.621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34.6218" calcext:value-type="float">
            <text:p>34.6218</text:p>
          </table:table-cell>
          <table:table-cell table:formula="of:=[.D36]-[.B36]" office:value-type="float" office:value="1.0182" calcext:value-type="float">
            <text:p>1.0182</text:p>
          </table:table-cell>
          <table:table-cell office:value-type="float" office:value="35.64" calcext:value-type="float">
            <text:p>35.6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35.6401" calcext:value-type="float">
            <text:p>35.6401</text:p>
          </table:table-cell>
          <table:table-cell table:formula="of:=[.D37]-[.B37]" office:value-type="float" office:value="1.0095" calcext:value-type="float">
            <text:p>1.0095</text:p>
          </table:table-cell>
          <table:table-cell office:value-type="float" office:value="36.6496" calcext:value-type="float">
            <text:p>36.649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36.6496" calcext:value-type="float">
            <text:p>36.6496</text:p>
          </table:table-cell>
          <table:table-cell table:formula="of:=[.D38]-[.B38]" office:value-type="float" office:value="1.0189" calcext:value-type="float">
            <text:p>1.0189</text:p>
          </table:table-cell>
          <table:table-cell office:value-type="float" office:value="37.6685" calcext:value-type="float">
            <text:p>37.668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7.6685" calcext:value-type="float">
            <text:p>37.6685</text:p>
          </table:table-cell>
          <table:table-cell table:formula="of:=[.D39]-[.B39]" office:value-type="float" office:value="1.0182" calcext:value-type="float">
            <text:p>1.0182</text:p>
          </table:table-cell>
          <table:table-cell office:value-type="float" office:value="38.6867" calcext:value-type="float">
            <text:p>38.6867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8.6868" calcext:value-type="float">
            <text:p>38.6868</text:p>
          </table:table-cell>
          <table:table-cell table:formula="of:=[.D40]-[.B40]" office:value-type="float" office:value="1.01750000000001" calcext:value-type="float">
            <text:p>1.0175</text:p>
          </table:table-cell>
          <table:table-cell office:value-type="float" office:value="39.7043" calcext:value-type="float">
            <text:p>39.7043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9.7043" calcext:value-type="float">
            <text:p>39.7043</text:p>
          </table:table-cell>
          <table:table-cell table:formula="of:=[.D41]-[.B41]" office:value-type="float" office:value="1.0186" calcext:value-type="float">
            <text:p>1.0186</text:p>
          </table:table-cell>
          <table:table-cell office:value-type="float" office:value="40.7229" calcext:value-type="float">
            <text:p>40.7229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40.723" calcext:value-type="float">
            <text:p>40.723</text:p>
          </table:table-cell>
          <table:table-cell table:formula="of:=[.D42]-[.B42]" office:value-type="float" office:value="1.0172" calcext:value-type="float">
            <text:p>1.0172</text:p>
          </table:table-cell>
          <table:table-cell office:value-type="float" office:value="41.7402" calcext:value-type="float">
            <text:p>41.7402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41.7403" calcext:value-type="float">
            <text:p>41.7403</text:p>
          </table:table-cell>
          <table:table-cell table:formula="of:=[.D43]-[.B43]" office:value-type="float" office:value="1.0191" calcext:value-type="float">
            <text:p>1.0191</text:p>
          </table:table-cell>
          <table:table-cell office:value-type="float" office:value="42.7594" calcext:value-type="float">
            <text:p>42.7594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42.7594" calcext:value-type="float">
            <text:p>42.7594</text:p>
          </table:table-cell>
          <table:table-cell table:formula="of:=[.D44]-[.B44]" office:value-type="float" office:value="1.0177" calcext:value-type="float">
            <text:p>1.0177</text:p>
          </table:table-cell>
          <table:table-cell office:value-type="float" office:value="43.7771" calcext:value-type="float">
            <text:p>43.777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3.7771" calcext:value-type="float">
            <text:p>43.7771</text:p>
          </table:table-cell>
          <table:table-cell table:formula="of:=[.D45]-[.B45]" office:value-type="float" office:value="1.0167" calcext:value-type="float">
            <text:p>1.0167</text:p>
          </table:table-cell>
          <table:table-cell office:value-type="float" office:value="44.7938" calcext:value-type="float">
            <text:p>44.7938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44.7939" calcext:value-type="float">
            <text:p>44.7939</text:p>
          </table:table-cell>
          <table:table-cell table:formula="of:=[.D46]-[.B46]" office:value-type="float" office:value="1.0181" calcext:value-type="float">
            <text:p>1.0181</text:p>
          </table:table-cell>
          <table:table-cell office:value-type="float" office:value="45.812" calcext:value-type="float">
            <text:p>45.812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45.8121" calcext:value-type="float">
            <text:p>45.8121</text:p>
          </table:table-cell>
          <table:table-cell table:formula="of:=[.D47]-[.B47]" office:value-type="float" office:value="1.0178" calcext:value-type="float">
            <text:p>1.0178</text:p>
          </table:table-cell>
          <table:table-cell office:value-type="float" office:value="46.8299" calcext:value-type="float">
            <text:p>46.8299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46.83" calcext:value-type="float">
            <text:p>46.83</text:p>
          </table:table-cell>
          <table:table-cell table:formula="of:=[.D48]-[.B48]" office:value-type="float" office:value="1.0189" calcext:value-type="float">
            <text:p>1.0189</text:p>
          </table:table-cell>
          <table:table-cell office:value-type="float" office:value="47.8489" calcext:value-type="float">
            <text:p>47.8489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47.8489" calcext:value-type="float">
            <text:p>47.8489</text:p>
          </table:table-cell>
          <table:table-cell table:formula="of:=[.D49]-[.B49]" office:value-type="float" office:value="1.0175" calcext:value-type="float">
            <text:p>1.0175</text:p>
          </table:table-cell>
          <table:table-cell office:value-type="float" office:value="48.8664" calcext:value-type="float">
            <text:p>48.8664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48.8665" calcext:value-type="float">
            <text:p>48.8665</text:p>
          </table:table-cell>
          <table:table-cell table:formula="of:=[.D50]-[.B50]" office:value-type="float" office:value="1.018" calcext:value-type="float">
            <text:p>1.018</text:p>
          </table:table-cell>
          <table:table-cell office:value-type="float" office:value="49.8845" calcext:value-type="float">
            <text:p>49.8845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49.8845" calcext:value-type="float">
            <text:p>49.8845</text:p>
          </table:table-cell>
          <table:table-cell table:formula="of:=[.D51]-[.B51]" office:value-type="float" office:value="1.018" calcext:value-type="float">
            <text:p>1.018</text:p>
          </table:table-cell>
          <table:table-cell office:value-type="float" office:value="50.9025" calcext:value-type="float">
            <text:p>50.9025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50.9025" calcext:value-type="float">
            <text:p>50.9025</text:p>
          </table:table-cell>
          <table:table-cell table:formula="of:=[.D52]-[.B52]" office:value-type="float" office:value="1.0177" calcext:value-type="float">
            <text:p>1.0177</text:p>
          </table:table-cell>
          <table:table-cell office:value-type="float" office:value="51.9202" calcext:value-type="float">
            <text:p>51.9202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51.9202" calcext:value-type="float">
            <text:p>51.9202</text:p>
          </table:table-cell>
          <table:table-cell table:formula="of:=[.D53]-[.B53]" office:value-type="float" office:value="1.0189" calcext:value-type="float">
            <text:p>1.0189</text:p>
          </table:table-cell>
          <table:table-cell office:value-type="float" office:value="52.9391" calcext:value-type="float">
            <text:p>52.9391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52.9392" calcext:value-type="float">
            <text:p>52.9392</text:p>
          </table:table-cell>
          <table:table-cell table:formula="of:=[.D54]-[.B54]" office:value-type="float" office:value="1.0191" calcext:value-type="float">
            <text:p>1.0191</text:p>
          </table:table-cell>
          <table:table-cell office:value-type="float" office:value="53.9583" calcext:value-type="float">
            <text:p>53.9583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53.9584" calcext:value-type="float">
            <text:p>53.9584</text:p>
          </table:table-cell>
          <table:table-cell table:formula="of:=[.D55]-[.B55]" office:value-type="float" office:value="1.01900000000001" calcext:value-type="float">
            <text:p>1.019</text:p>
          </table:table-cell>
          <table:table-cell office:value-type="float" office:value="54.9774" calcext:value-type="float">
            <text:p>54.9774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54.9775" calcext:value-type="float">
            <text:p>54.9775</text:p>
          </table:table-cell>
          <table:table-cell table:formula="of:=[.D56]-[.B56]" office:value-type="float" office:value="1.0168" calcext:value-type="float">
            <text:p>1.0168</text:p>
          </table:table-cell>
          <table:table-cell office:value-type="float" office:value="55.9943" calcext:value-type="float">
            <text:p>55.9943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float" office:value="55.9944" calcext:value-type="float">
            <text:p>55.9944</text:p>
          </table:table-cell>
          <table:table-cell table:formula="of:=[.D57]-[.B57]" office:value-type="float" office:value="1.0193" calcext:value-type="float">
            <text:p>1.0193</text:p>
          </table:table-cell>
          <table:table-cell office:value-type="float" office:value="57.0137" calcext:value-type="float">
            <text:p>57.0137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57.0138" calcext:value-type="float">
            <text:p>57.0138</text:p>
          </table:table-cell>
          <table:table-cell table:formula="of:=[.D58]-[.B58]" office:value-type="float" office:value="1.0167" calcext:value-type="float">
            <text:p>1.0167</text:p>
          </table:table-cell>
          <table:table-cell office:value-type="float" office:value="58.0305" calcext:value-type="float">
            <text:p>58.0305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58.0305" calcext:value-type="float">
            <text:p>58.0305</text:p>
          </table:table-cell>
          <table:table-cell table:formula="of:=[.D59]-[.B59]" office:value-type="float" office:value="1.0177" calcext:value-type="float">
            <text:p>1.0177</text:p>
          </table:table-cell>
          <table:table-cell office:value-type="float" office:value="59.0482" calcext:value-type="float">
            <text:p>59.048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59.0483" calcext:value-type="float">
            <text:p>59.0483</text:p>
          </table:table-cell>
          <table:table-cell table:formula="of:=[.D60]-[.B60]" office:value-type="float" office:value="1.01770000000001" calcext:value-type="float">
            <text:p>1.0177</text:p>
          </table:table-cell>
          <table:table-cell office:value-type="float" office:value="60.066" calcext:value-type="float">
            <text:p>60.066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60.066" calcext:value-type="float">
            <text:p>60.066</text:p>
          </table:table-cell>
          <table:table-cell table:formula="of:=[.D61]-[.B61]" office:value-type="float" office:value="1.0168" calcext:value-type="float">
            <text:p>1.0168</text:p>
          </table:table-cell>
          <table:table-cell office:value-type="float" office:value="61.0828" calcext:value-type="float">
            <text:p>61.0828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1.0829" calcext:value-type="float">
            <text:p>61.0829</text:p>
          </table:table-cell>
          <table:table-cell table:formula="of:=[.D62]-[.B62]" office:value-type="float" office:value="1.02" calcext:value-type="float">
            <text:p>1.02</text:p>
          </table:table-cell>
          <table:table-cell office:value-type="float" office:value="62.1029" calcext:value-type="float">
            <text:p>62.1029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62.103" calcext:value-type="float">
            <text:p>62.103</text:p>
          </table:table-cell>
          <table:table-cell table:formula="of:=[.D63]-[.B63]" office:value-type="float" office:value="1.0171" calcext:value-type="float">
            <text:p>1.0171</text:p>
          </table:table-cell>
          <table:table-cell office:value-type="float" office:value="63.1201" calcext:value-type="float">
            <text:p>63.1201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63.1202" calcext:value-type="float">
            <text:p>63.1202</text:p>
          </table:table-cell>
          <table:table-cell table:formula="of:=[.D64]-[.B64]" office:value-type="float" office:value="1.0181" calcext:value-type="float">
            <text:p>1.0181</text:p>
          </table:table-cell>
          <table:table-cell office:value-type="float" office:value="64.1383" calcext:value-type="float">
            <text:p>64.1383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64.1383" calcext:value-type="float">
            <text:p>64.1383</text:p>
          </table:table-cell>
          <table:table-cell table:formula="of:=[.D65]-[.B65]" office:value-type="float" office:value="1.0168" calcext:value-type="float">
            <text:p>1.0168</text:p>
          </table:table-cell>
          <table:table-cell office:value-type="float" office:value="65.1551" calcext:value-type="float">
            <text:p>65.1551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65.1552" calcext:value-type="float">
            <text:p>65.1552</text:p>
          </table:table-cell>
          <table:table-cell table:formula="of:=[.D66]-[.B66]" office:value-type="float" office:value="1.0095" calcext:value-type="float">
            <text:p>1.0095</text:p>
          </table:table-cell>
          <table:table-cell office:value-type="float" office:value="66.1647" calcext:value-type="float">
            <text:p>66.1647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float" office:value="66.1647" calcext:value-type="float">
            <text:p>66.1647</text:p>
          </table:table-cell>
          <table:table-cell table:formula="of:=[.D67]-[.B67]" office:value-type="float" office:value="1.0164" calcext:value-type="float">
            <text:p>1.0164</text:p>
          </table:table-cell>
          <table:table-cell office:value-type="float" office:value="67.1811" calcext:value-type="float">
            <text:p>67.1811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67.1812" calcext:value-type="float">
            <text:p>67.1812</text:p>
          </table:table-cell>
          <table:table-cell table:formula="of:=[.D68]-[.B68]" office:value-type="float" office:value="1.0162" calcext:value-type="float">
            <text:p>1.0162</text:p>
          </table:table-cell>
          <table:table-cell office:value-type="float" office:value="68.1974" calcext:value-type="float">
            <text:p>68.1974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68.1975" calcext:value-type="float">
            <text:p>68.1975</text:p>
          </table:table-cell>
          <table:table-cell table:formula="of:=[.D69]-[.B69]" office:value-type="float" office:value="1.0183" calcext:value-type="float">
            <text:p>1.0183</text:p>
          </table:table-cell>
          <table:table-cell office:value-type="float" office:value="69.2158" calcext:value-type="float">
            <text:p>69.2158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69.2159" calcext:value-type="float">
            <text:p>69.2159</text:p>
          </table:table-cell>
          <table:table-cell table:formula="of:=[.D70]-[.B70]" office:value-type="float" office:value="1.0167" calcext:value-type="float">
            <text:p>1.0167</text:p>
          </table:table-cell>
          <table:table-cell office:value-type="float" office:value="70.2326" calcext:value-type="float">
            <text:p>70.2326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70.2327" calcext:value-type="float">
            <text:p>70.2327</text:p>
          </table:table-cell>
          <table:table-cell table:formula="of:=[.D71]-[.B71]" office:value-type="float" office:value="1.01790000000001" calcext:value-type="float">
            <text:p>1.0179</text:p>
          </table:table-cell>
          <table:table-cell office:value-type="float" office:value="71.2506" calcext:value-type="float">
            <text:p>71.2506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71.2506" calcext:value-type="float">
            <text:p>71.2506</text:p>
          </table:table-cell>
          <table:table-cell table:formula="of:=[.D72]-[.B72]" office:value-type="float" office:value="1.01859999999999" calcext:value-type="float">
            <text:p>1.0186</text:p>
          </table:table-cell>
          <table:table-cell office:value-type="float" office:value="72.2692" calcext:value-type="float">
            <text:p>72.2692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72.2693" calcext:value-type="float">
            <text:p>72.2693</text:p>
          </table:table-cell>
          <table:table-cell table:formula="of:=[.D73]-[.B73]" office:value-type="float" office:value="1.0172" calcext:value-type="float">
            <text:p>1.0172</text:p>
          </table:table-cell>
          <table:table-cell office:value-type="float" office:value="73.2865" calcext:value-type="float">
            <text:p>73.2865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73.2866" calcext:value-type="float">
            <text:p>73.2866</text:p>
          </table:table-cell>
          <table:table-cell table:formula="of:=[.D74]-[.B74]" office:value-type="float" office:value="1.0175" calcext:value-type="float">
            <text:p>1.0175</text:p>
          </table:table-cell>
          <table:table-cell office:value-type="float" office:value="74.3041" calcext:value-type="float">
            <text:p>74.3041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74.3041" calcext:value-type="float">
            <text:p>74.3041</text:p>
          </table:table-cell>
          <table:table-cell table:formula="of:=[.D75]-[.B75]" office:value-type="float" office:value="1.0179" calcext:value-type="float">
            <text:p>1.0179</text:p>
          </table:table-cell>
          <table:table-cell office:value-type="float" office:value="75.322" calcext:value-type="float">
            <text:p>75.32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75.3221" calcext:value-type="float">
            <text:p>75.3221</text:p>
          </table:table-cell>
          <table:table-cell table:formula="of:=[.D76]-[.B76]" office:value-type="float" office:value="1.0179" calcext:value-type="float">
            <text:p>1.0179</text:p>
          </table:table-cell>
          <table:table-cell office:value-type="float" office:value="76.34" calcext:value-type="float">
            <text:p>76.34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76.34" calcext:value-type="float">
            <text:p>76.34</text:p>
          </table:table-cell>
          <table:table-cell table:formula="of:=[.D77]-[.B77]" office:value-type="float" office:value="1.01809999999999" calcext:value-type="float">
            <text:p>1.0181</text:p>
          </table:table-cell>
          <table:table-cell office:value-type="float" office:value="77.3581" calcext:value-type="float">
            <text:p>77.3581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77.3582" calcext:value-type="float">
            <text:p>77.3582</text:p>
          </table:table-cell>
          <table:table-cell table:formula="of:=[.D78]-[.B78]" office:value-type="float" office:value="1.0175" calcext:value-type="float">
            <text:p>1.0175</text:p>
          </table:table-cell>
          <table:table-cell office:value-type="float" office:value="78.3757" calcext:value-type="float">
            <text:p>78.375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78.3757" calcext:value-type="float">
            <text:p>78.3757</text:p>
          </table:table-cell>
          <table:table-cell table:formula="of:=[.D79]-[.B79]" office:value-type="float" office:value="1.0175" calcext:value-type="float">
            <text:p>1.0175</text:p>
          </table:table-cell>
          <table:table-cell office:value-type="float" office:value="79.3932" calcext:value-type="float">
            <text:p>79.3932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79.3933" calcext:value-type="float">
            <text:p>79.3933</text:p>
          </table:table-cell>
          <table:table-cell table:formula="of:=[.D80]-[.B80]" office:value-type="float" office:value="1.0168" calcext:value-type="float">
            <text:p>1.0168</text:p>
          </table:table-cell>
          <table:table-cell office:value-type="float" office:value="80.4101" calcext:value-type="float">
            <text:p>80.4101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80.4101" calcext:value-type="float">
            <text:p>80.4101</text:p>
          </table:table-cell>
          <table:table-cell table:formula="of:=[.D81]-[.B81]" office:value-type="float" office:value="1.0189" calcext:value-type="float">
            <text:p>1.0189</text:p>
          </table:table-cell>
          <table:table-cell office:value-type="float" office:value="81.429" calcext:value-type="float">
            <text:p>81.429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81.4291" calcext:value-type="float">
            <text:p>81.4291</text:p>
          </table:table-cell>
          <table:table-cell table:formula="of:=[.D82]-[.B82]" office:value-type="float" office:value="1.0184" calcext:value-type="float">
            <text:p>1.0184</text:p>
          </table:table-cell>
          <table:table-cell office:value-type="float" office:value="82.4475" calcext:value-type="float">
            <text:p>82.447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82.4475" calcext:value-type="float">
            <text:p>82.4475</text:p>
          </table:table-cell>
          <table:table-cell table:formula="of:=[.D83]-[.B83]" office:value-type="float" office:value="1.01719999999999" calcext:value-type="float">
            <text:p>1.0172</text:p>
          </table:table-cell>
          <table:table-cell office:value-type="float" office:value="83.4647" calcext:value-type="float">
            <text:p>83.4647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83.4648" calcext:value-type="float">
            <text:p>83.4648</text:p>
          </table:table-cell>
          <table:table-cell table:formula="of:=[.D84]-[.B84]" office:value-type="float" office:value="1.0175" calcext:value-type="float">
            <text:p>1.0175</text:p>
          </table:table-cell>
          <table:table-cell office:value-type="float" office:value="84.4823" calcext:value-type="float">
            <text:p>84.4823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84.4823" calcext:value-type="float">
            <text:p>84.4823</text:p>
          </table:table-cell>
          <table:table-cell table:formula="of:=[.D85]-[.B85]" office:value-type="float" office:value="1.0185" calcext:value-type="float">
            <text:p>1.0185</text:p>
          </table:table-cell>
          <table:table-cell office:value-type="float" office:value="85.5008" calcext:value-type="float">
            <text:p>85.5008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85.5009" calcext:value-type="float">
            <text:p>85.5009</text:p>
          </table:table-cell>
          <table:table-cell table:formula="of:=[.D86]-[.B86]" office:value-type="float" office:value="1.0183" calcext:value-type="float">
            <text:p>1.0183</text:p>
          </table:table-cell>
          <table:table-cell office:value-type="float" office:value="86.5192" calcext:value-type="float">
            <text:p>86.5192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86.5193" calcext:value-type="float">
            <text:p>86.5193</text:p>
          </table:table-cell>
          <table:table-cell table:formula="of:=[.D87]-[.B87]" office:value-type="float" office:value="1.0175" calcext:value-type="float">
            <text:p>1.0175</text:p>
          </table:table-cell>
          <table:table-cell office:value-type="float" office:value="87.5368" calcext:value-type="float">
            <text:p>87.5368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87.5369" calcext:value-type="float">
            <text:p>87.5369</text:p>
          </table:table-cell>
          <table:table-cell table:formula="of:=[.D88]-[.B88]" office:value-type="float" office:value="1.017" calcext:value-type="float">
            <text:p>1.017</text:p>
          </table:table-cell>
          <table:table-cell office:value-type="float" office:value="88.5539" calcext:value-type="float">
            <text:p>88.5539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float" office:value="88.5539" calcext:value-type="float">
            <text:p>88.5539</text:p>
          </table:table-cell>
          <table:table-cell table:formula="of:=[.D89]-[.B89]" office:value-type="float" office:value="1.01780000000001" calcext:value-type="float">
            <text:p>1.0178</text:p>
          </table:table-cell>
          <table:table-cell office:value-type="float" office:value="89.5717" calcext:value-type="float">
            <text:p>89.5717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89.5718" calcext:value-type="float">
            <text:p>89.5718</text:p>
          </table:table-cell>
          <table:table-cell table:formula="of:=[.D90]-[.B90]" office:value-type="float" office:value="1.0189" calcext:value-type="float">
            <text:p>1.0189</text:p>
          </table:table-cell>
          <table:table-cell office:value-type="float" office:value="90.5907" calcext:value-type="float">
            <text:p>90.5907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90.5907" calcext:value-type="float">
            <text:p>90.5907</text:p>
          </table:table-cell>
          <table:table-cell table:formula="of:=[.D91]-[.B91]" office:value-type="float" office:value="1.0179" calcext:value-type="float">
            <text:p>1.0179</text:p>
          </table:table-cell>
          <table:table-cell office:value-type="float" office:value="91.6086" calcext:value-type="float">
            <text:p>91.6086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91.6086" calcext:value-type="float">
            <text:p>91.6086</text:p>
          </table:table-cell>
          <table:table-cell table:formula="of:=[.D92]-[.B92]" office:value-type="float" office:value="1.0171" calcext:value-type="float">
            <text:p>1.0171</text:p>
          </table:table-cell>
          <table:table-cell office:value-type="float" office:value="92.6257" calcext:value-type="float">
            <text:p>92.6257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92.6258" calcext:value-type="float">
            <text:p>92.6258</text:p>
          </table:table-cell>
          <table:table-cell table:formula="of:=[.D93]-[.B93]" office:value-type="float" office:value="1.017" calcext:value-type="float">
            <text:p>1.017</text:p>
          </table:table-cell>
          <table:table-cell office:value-type="float" office:value="93.6428" calcext:value-type="float">
            <text:p>93.6428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93.6429" calcext:value-type="float">
            <text:p>93.6429</text:p>
          </table:table-cell>
          <table:table-cell table:formula="of:=[.D94]-[.B94]" office:value-type="float" office:value="1.0172" calcext:value-type="float">
            <text:p>1.0172</text:p>
          </table:table-cell>
          <table:table-cell office:value-type="float" office:value="94.6601" calcext:value-type="float">
            <text:p>94.6601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94.6602" calcext:value-type="float">
            <text:p>94.6602</text:p>
          </table:table-cell>
          <table:table-cell table:formula="of:=[.D95]-[.B95]" office:value-type="float" office:value="1.01939999999999" calcext:value-type="float">
            <text:p>1.0194</text:p>
          </table:table-cell>
          <table:table-cell office:value-type="float" office:value="95.6796" calcext:value-type="float">
            <text:p>95.6796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float" office:value="95.6796" calcext:value-type="float">
            <text:p>95.6796</text:p>
          </table:table-cell>
          <table:table-cell table:formula="of:=[.D96]-[.B96]" office:value-type="float" office:value="1.01730000000001" calcext:value-type="float">
            <text:p>1.0173</text:p>
          </table:table-cell>
          <table:table-cell office:value-type="float" office:value="96.6969" calcext:value-type="float">
            <text:p>96.6969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96.697" calcext:value-type="float">
            <text:p>96.697</text:p>
          </table:table-cell>
          <table:table-cell table:formula="of:=[.D97]-[.B97]" office:value-type="float" office:value="1.0159" calcext:value-type="float">
            <text:p>1.0159</text:p>
          </table:table-cell>
          <table:table-cell office:value-type="float" office:value="97.7129" calcext:value-type="float">
            <text:p>97.7129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97.713" calcext:value-type="float">
            <text:p>97.713</text:p>
          </table:table-cell>
          <table:table-cell table:formula="of:=[.D98]-[.B98]" office:value-type="float" office:value="1.0184" calcext:value-type="float">
            <text:p>1.0184</text:p>
          </table:table-cell>
          <table:table-cell office:value-type="float" office:value="98.7314" calcext:value-type="float">
            <text:p>98.7314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98.7315" calcext:value-type="float">
            <text:p>98.7315</text:p>
          </table:table-cell>
          <table:table-cell table:formula="of:=[.D99]-[.B99]" office:value-type="float" office:value="1.01740000000001" calcext:value-type="float">
            <text:p>1.0174</text:p>
          </table:table-cell>
          <table:table-cell office:value-type="float" office:value="99.7489" calcext:value-type="float">
            <text:p>99.7489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99.749" calcext:value-type="float">
            <text:p>99.749</text:p>
          </table:table-cell>
          <table:table-cell table:formula="of:=[.D100]-[.B100]" office:value-type="float" office:value="1.01900000000001" calcext:value-type="float">
            <text:p>1.019</text:p>
          </table:table-cell>
          <table:table-cell office:value-type="float" office:value="100.768" calcext:value-type="float">
            <text:p>100.768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100.768" calcext:value-type="float">
            <text:p>100.768</text:p>
          </table:table-cell>
          <table:table-cell table:formula="of:=[.D101]-[.B101]" office:value-type="float" office:value="1.018" calcext:value-type="float">
            <text:p>1.018</text:p>
          </table:table-cell>
          <table:table-cell office:value-type="float" office:value="101.786" calcext:value-type="float">
            <text:p>101.78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101.786" calcext:value-type="float">
            <text:p>101.786</text:p>
          </table:table-cell>
          <table:table-cell table:formula="of:=[.D102]-[.B102]" office:value-type="float" office:value="1.017" calcext:value-type="float">
            <text:p>1.017</text:p>
          </table:table-cell>
          <table:table-cell office:value-type="float" office:value="102.803" calcext:value-type="float">
            <text:p>102.803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02.803" calcext:value-type="float">
            <text:p>102.803</text:p>
          </table:table-cell>
          <table:table-cell table:formula="of:=[.D103]-[.B103]" office:value-type="float" office:value="1.017" calcext:value-type="float">
            <text:p>1.017</text:p>
          </table:table-cell>
          <table:table-cell office:value-type="float" office:value="103.82" calcext:value-type="float">
            <text:p>103.82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103.82" calcext:value-type="float">
            <text:p>103.82</text:p>
          </table:table-cell>
          <table:table-cell table:formula="of:=[.D104]-[.B104]" office:value-type="float" office:value="1.02000000000001" calcext:value-type="float">
            <text:p>1.02</text:p>
          </table:table-cell>
          <table:table-cell office:value-type="float" office:value="104.84" calcext:value-type="float">
            <text:p>104.84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04.84" calcext:value-type="float">
            <text:p>104.84</text:p>
          </table:table-cell>
          <table:table-cell table:formula="of:=[.D105]-[.B105]" office:value-type="float" office:value="1.017" calcext:value-type="float">
            <text:p>1.017</text:p>
          </table:table-cell>
          <table:table-cell office:value-type="float" office:value="105.857" calcext:value-type="float">
            <text:p>105.857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05.857" calcext:value-type="float">
            <text:p>105.857</text:p>
          </table:table-cell>
          <table:table-cell table:formula="of:=[.D106]-[.B106]" office:value-type="float" office:value="1.017" calcext:value-type="float">
            <text:p>1.017</text:p>
          </table:table-cell>
          <table:table-cell office:value-type="float" office:value="106.874" calcext:value-type="float">
            <text:p>106.874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106.874" calcext:value-type="float">
            <text:p>106.874</text:p>
          </table:table-cell>
          <table:table-cell table:formula="of:=[.D107]-[.B107]" office:value-type="float" office:value="1.018" calcext:value-type="float">
            <text:p>1.018</text:p>
          </table:table-cell>
          <table:table-cell office:value-type="float" office:value="107.892" calcext:value-type="float">
            <text:p>107.892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107.892" calcext:value-type="float">
            <text:p>107.892</text:p>
          </table:table-cell>
          <table:table-cell table:formula="of:=[.D108]-[.B108]" office:value-type="float" office:value="1.01700000000001" calcext:value-type="float">
            <text:p>1.017</text:p>
          </table:table-cell>
          <table:table-cell office:value-type="float" office:value="108.909" calcext:value-type="float">
            <text:p>108.909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108.909" calcext:value-type="float">
            <text:p>108.909</text:p>
          </table:table-cell>
          <table:table-cell table:formula="of:=[.D109]-[.B109]" office:value-type="float" office:value="1.01899999999999" calcext:value-type="float">
            <text:p>1.019</text:p>
          </table:table-cell>
          <table:table-cell office:value-type="float" office:value="109.928" calcext:value-type="float">
            <text:p>109.92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09.928" calcext:value-type="float">
            <text:p>109.928</text:p>
          </table:table-cell>
          <table:table-cell table:formula="of:=[.D110]-[.B110]" office:value-type="float" office:value="1.018" calcext:value-type="float">
            <text:p>1.018</text:p>
          </table:table-cell>
          <table:table-cell office:value-type="float" office:value="110.946" calcext:value-type="float">
            <text:p>110.94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10.946" calcext:value-type="float">
            <text:p>110.946</text:p>
          </table:table-cell>
          <table:table-cell table:formula="of:=[.D111]-[.B111]" office:value-type="float" office:value="1.018" calcext:value-type="float">
            <text:p>1.018</text:p>
          </table:table-cell>
          <table:table-cell office:value-type="float" office:value="111.964" calcext:value-type="float">
            <text:p>111.96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11.964" calcext:value-type="float">
            <text:p>111.964</text:p>
          </table:table-cell>
          <table:table-cell table:formula="of:=[.D112]-[.B112]" office:value-type="float" office:value="1.017" calcext:value-type="float">
            <text:p>1.017</text:p>
          </table:table-cell>
          <table:table-cell office:value-type="float" office:value="112.981" calcext:value-type="float">
            <text:p>112.981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112.981" calcext:value-type="float">
            <text:p>112.981</text:p>
          </table:table-cell>
          <table:table-cell table:formula="of:=[.D113]-[.B113]" office:value-type="float" office:value="1.018" calcext:value-type="float">
            <text:p>1.018</text:p>
          </table:table-cell>
          <table:table-cell office:value-type="float" office:value="113.999" calcext:value-type="float">
            <text:p>113.999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113.999" calcext:value-type="float">
            <text:p>113.999</text:p>
          </table:table-cell>
          <table:table-cell table:formula="of:=[.D114]-[.B114]" office:value-type="float" office:value="1.02000000000001" calcext:value-type="float">
            <text:p>1.02</text:p>
          </table:table-cell>
          <table:table-cell office:value-type="float" office:value="115.019" calcext:value-type="float">
            <text:p>115.019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115.019" calcext:value-type="float">
            <text:p>115.019</text:p>
          </table:table-cell>
          <table:table-cell table:formula="of:=[.D115]-[.B115]" office:value-type="float" office:value="1.01599999999999" calcext:value-type="float">
            <text:p>1.016</text:p>
          </table:table-cell>
          <table:table-cell office:value-type="float" office:value="116.035" calcext:value-type="float">
            <text:p>116.035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116.035" calcext:value-type="float">
            <text:p>116.035</text:p>
          </table:table-cell>
          <table:table-cell table:formula="of:=[.D116]-[.B116]" office:value-type="float" office:value="1.018" calcext:value-type="float">
            <text:p>1.018</text:p>
          </table:table-cell>
          <table:table-cell office:value-type="float" office:value="117.053" calcext:value-type="float">
            <text:p>117.053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117.053" calcext:value-type="float">
            <text:p>117.053</text:p>
          </table:table-cell>
          <table:table-cell table:formula="of:=[.D117]-[.B117]" office:value-type="float" office:value="1.018" calcext:value-type="float">
            <text:p>1.018</text:p>
          </table:table-cell>
          <table:table-cell office:value-type="float" office:value="118.071" calcext:value-type="float">
            <text:p>118.071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18.071" calcext:value-type="float">
            <text:p>118.071</text:p>
          </table:table-cell>
          <table:table-cell table:formula="of:=[.D118]-[.B118]" office:value-type="float" office:value="1.018" calcext:value-type="float">
            <text:p>1.018</text:p>
          </table:table-cell>
          <table:table-cell office:value-type="float" office:value="119.089" calcext:value-type="float">
            <text:p>119.089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19.089" calcext:value-type="float">
            <text:p>119.089</text:p>
          </table:table-cell>
          <table:table-cell table:formula="of:=[.D119]-[.B119]" office:value-type="float" office:value="1.018" calcext:value-type="float">
            <text:p>1.018</text:p>
          </table:table-cell>
          <table:table-cell office:value-type="float" office:value="120.107" calcext:value-type="float">
            <text:p>120.107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120.107" calcext:value-type="float">
            <text:p>120.107</text:p>
          </table:table-cell>
          <table:table-cell table:formula="of:=[.D120]-[.B120]" office:value-type="float" office:value="1.018" calcext:value-type="float">
            <text:p>1.018</text:p>
          </table:table-cell>
          <table:table-cell office:value-type="float" office:value="121.125" calcext:value-type="float">
            <text:p>121.125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21.125" calcext:value-type="float">
            <text:p>121.125</text:p>
          </table:table-cell>
          <table:table-cell table:formula="of:=[.D121]-[.B121]" office:value-type="float" office:value="1.018" calcext:value-type="float">
            <text:p>1.018</text:p>
          </table:table-cell>
          <table:table-cell office:value-type="float" office:value="122.143" calcext:value-type="float">
            <text:p>122.143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122.143" calcext:value-type="float">
            <text:p>122.143</text:p>
          </table:table-cell>
          <table:table-cell table:formula="of:=[.D122]-[.B122]" office:value-type="float" office:value="1.018" calcext:value-type="float">
            <text:p>1.018</text:p>
          </table:table-cell>
          <table:table-cell office:value-type="float" office:value="123.161" calcext:value-type="float">
            <text:p>123.161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123.161" calcext:value-type="float">
            <text:p>123.161</text:p>
          </table:table-cell>
          <table:table-cell table:formula="of:=[.D123]-[.B123]" office:value-type="float" office:value="1.01900000000001" calcext:value-type="float">
            <text:p>1.019</text:p>
          </table:table-cell>
          <table:table-cell office:value-type="float" office:value="124.18" calcext:value-type="float">
            <text:p>124.18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124.18" calcext:value-type="float">
            <text:p>124.18</text:p>
          </table:table-cell>
          <table:table-cell table:formula="of:=[.D124]-[.B124]" office:value-type="float" office:value="1.01799999999999" calcext:value-type="float">
            <text:p>1.018</text:p>
          </table:table-cell>
          <table:table-cell office:value-type="float" office:value="125.198" calcext:value-type="float">
            <text:p>125.198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125.198" calcext:value-type="float">
            <text:p>125.198</text:p>
          </table:table-cell>
          <table:table-cell table:formula="of:=[.D125]-[.B125]" office:value-type="float" office:value="1.018" calcext:value-type="float">
            <text:p>1.018</text:p>
          </table:table-cell>
          <table:table-cell office:value-type="float" office:value="126.216" calcext:value-type="float">
            <text:p>126.216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26.216" calcext:value-type="float">
            <text:p>126.216</text:p>
          </table:table-cell>
          <table:table-cell table:formula="of:=[.D126]-[.B126]" office:value-type="float" office:value="1.018" calcext:value-type="float">
            <text:p>1.018</text:p>
          </table:table-cell>
          <table:table-cell office:value-type="float" office:value="127.234" calcext:value-type="float">
            <text:p>127.234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27.234" calcext:value-type="float">
            <text:p>127.234</text:p>
          </table:table-cell>
          <table:table-cell table:formula="of:=[.D127]-[.B127]" office:value-type="float" office:value="1.01700000000001" calcext:value-type="float">
            <text:p>1.017</text:p>
          </table:table-cell>
          <table:table-cell office:value-type="float" office:value="128.251" calcext:value-type="float">
            <text:p>128.251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128.251" calcext:value-type="float">
            <text:p>128.251</text:p>
          </table:table-cell>
          <table:table-cell table:formula="of:=[.D128]-[.B128]" office:value-type="float" office:value="1.018" calcext:value-type="float">
            <text:p>1.018</text:p>
          </table:table-cell>
          <table:table-cell office:value-type="float" office:value="129.269" calcext:value-type="float">
            <text:p>129.26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29.269" calcext:value-type="float">
            <text:p>129.269</text:p>
          </table:table-cell>
          <table:table-cell table:formula="of:=[.D129]-[.B129]" office:value-type="float" office:value="1.018" calcext:value-type="float">
            <text:p>1.018</text:p>
          </table:table-cell>
          <table:table-cell office:value-type="float" office:value="130.287" calcext:value-type="float">
            <text:p>130.287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130.287" calcext:value-type="float">
            <text:p>130.287</text:p>
          </table:table-cell>
          <table:table-cell table:formula="of:=[.D130]-[.B130]" office:value-type="float" office:value="1.018" calcext:value-type="float">
            <text:p>1.018</text:p>
          </table:table-cell>
          <table:table-cell office:value-type="float" office:value="131.305" calcext:value-type="float">
            <text:p>131.30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31.305" calcext:value-type="float">
            <text:p>131.305</text:p>
          </table:table-cell>
          <table:table-cell table:formula="of:=[.D131]-[.B131]" office:value-type="float" office:value="1.018" calcext:value-type="float">
            <text:p>1.018</text:p>
          </table:table-cell>
          <table:table-cell office:value-type="float" office:value="132.323" calcext:value-type="float">
            <text:p>132.323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32.323" calcext:value-type="float">
            <text:p>132.323</text:p>
          </table:table-cell>
          <table:table-cell table:formula="of:=[.D132]-[.B132]" office:value-type="float" office:value="1.018" calcext:value-type="float">
            <text:p>1.018</text:p>
          </table:table-cell>
          <table:table-cell office:value-type="float" office:value="133.341" calcext:value-type="float">
            <text:p>133.341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133.341" calcext:value-type="float">
            <text:p>133.341</text:p>
          </table:table-cell>
          <table:table-cell table:formula="of:=[.D133]-[.B133]" office:value-type="float" office:value="1.01900000000001" calcext:value-type="float">
            <text:p>1.019</text:p>
          </table:table-cell>
          <table:table-cell office:value-type="float" office:value="134.36" calcext:value-type="float">
            <text:p>134.36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34.36" calcext:value-type="float">
            <text:p>134.36</text:p>
          </table:table-cell>
          <table:table-cell table:formula="of:=[.D134]-[.B134]" office:value-type="float" office:value="1.01899999999998" calcext:value-type="float">
            <text:p>1.019</text:p>
          </table:table-cell>
          <table:table-cell office:value-type="float" office:value="135.379" calcext:value-type="float">
            <text:p>135.379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35.379" calcext:value-type="float">
            <text:p>135.379</text:p>
          </table:table-cell>
          <table:table-cell table:formula="of:=[.D135]-[.B135]" office:value-type="float" office:value="1.017" calcext:value-type="float">
            <text:p>1.017</text:p>
          </table:table-cell>
          <table:table-cell office:value-type="float" office:value="136.396" calcext:value-type="float">
            <text:p>136.39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36.396" calcext:value-type="float">
            <text:p>136.396</text:p>
          </table:table-cell>
          <table:table-cell table:formula="of:=[.D136]-[.B136]" office:value-type="float" office:value="1.01700000000002" calcext:value-type="float">
            <text:p>1.017</text:p>
          </table:table-cell>
          <table:table-cell office:value-type="float" office:value="137.413" calcext:value-type="float">
            <text:p>137.413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137.413" calcext:value-type="float">
            <text:p>137.413</text:p>
          </table:table-cell>
          <table:table-cell table:formula="of:=[.D137]-[.B137]" office:value-type="float" office:value="1.01899999999998" calcext:value-type="float">
            <text:p>1.019</text:p>
          </table:table-cell>
          <table:table-cell office:value-type="float" office:value="138.432" calcext:value-type="float">
            <text:p>138.432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138.432" calcext:value-type="float">
            <text:p>138.432</text:p>
          </table:table-cell>
          <table:table-cell table:formula="of:=[.D138]-[.B138]" office:value-type="float" office:value="1.01700000000002" calcext:value-type="float">
            <text:p>1.017</text:p>
          </table:table-cell>
          <table:table-cell office:value-type="float" office:value="139.449" calcext:value-type="float">
            <text:p>139.449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139.449" calcext:value-type="float">
            <text:p>139.449</text:p>
          </table:table-cell>
          <table:table-cell table:formula="of:=[.D139]-[.B139]" office:value-type="float" office:value="1.018" calcext:value-type="float">
            <text:p>1.018</text:p>
          </table:table-cell>
          <table:table-cell office:value-type="float" office:value="140.467" calcext:value-type="float">
            <text:p>140.467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140.467" calcext:value-type="float">
            <text:p>140.467</text:p>
          </table:table-cell>
          <table:table-cell table:formula="of:=[.D140]-[.B140]" office:value-type="float" office:value="1.018" calcext:value-type="float">
            <text:p>1.018</text:p>
          </table:table-cell>
          <table:table-cell office:value-type="float" office:value="141.485" calcext:value-type="float">
            <text:p>141.485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41.485" calcext:value-type="float">
            <text:p>141.485</text:p>
          </table:table-cell>
          <table:table-cell table:formula="of:=[.D141]-[.B141]" office:value-type="float" office:value="1.017" calcext:value-type="float">
            <text:p>1.017</text:p>
          </table:table-cell>
          <table:table-cell office:value-type="float" office:value="142.502" calcext:value-type="float">
            <text:p>142.50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42.503" calcext:value-type="float">
            <text:p>142.503</text:p>
          </table:table-cell>
          <table:table-cell table:formula="of:=[.D142]-[.B142]" office:value-type="float" office:value="1.018" calcext:value-type="float">
            <text:p>1.018</text:p>
          </table:table-cell>
          <table:table-cell office:value-type="float" office:value="143.521" calcext:value-type="float">
            <text:p>143.521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float" office:value="143.521" calcext:value-type="float">
            <text:p>143.521</text:p>
          </table:table-cell>
          <table:table-cell table:formula="of:=[.D143]-[.B143]" office:value-type="float" office:value="1.018" calcext:value-type="float">
            <text:p>1.018</text:p>
          </table:table-cell>
          <table:table-cell office:value-type="float" office:value="144.539" calcext:value-type="float">
            <text:p>144.539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144.539" calcext:value-type="float">
            <text:p>144.539</text:p>
          </table:table-cell>
          <table:table-cell table:formula="of:=[.D144]-[.B144]" office:value-type="float" office:value="1.018" calcext:value-type="float">
            <text:p>1.018</text:p>
          </table:table-cell>
          <table:table-cell office:value-type="float" office:value="145.557" calcext:value-type="float">
            <text:p>145.557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145.557" calcext:value-type="float">
            <text:p>145.557</text:p>
          </table:table-cell>
          <table:table-cell table:formula="of:=[.D145]-[.B145]" office:value-type="float" office:value="1.018" calcext:value-type="float">
            <text:p>1.018</text:p>
          </table:table-cell>
          <table:table-cell office:value-type="float" office:value="146.575" calcext:value-type="float">
            <text:p>146.575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46.575" calcext:value-type="float">
            <text:p>146.575</text:p>
          </table:table-cell>
          <table:table-cell table:formula="of:=[.D146]-[.B146]" office:value-type="float" office:value="1.018" calcext:value-type="float">
            <text:p>1.018</text:p>
          </table:table-cell>
          <table:table-cell office:value-type="float" office:value="147.593" calcext:value-type="float">
            <text:p>147.593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147.594" calcext:value-type="float">
            <text:p>147.594</text:p>
          </table:table-cell>
          <table:table-cell table:formula="of:=[.D147]-[.B147]" office:value-type="float" office:value="1.01900000000001" calcext:value-type="float">
            <text:p>1.019</text:p>
          </table:table-cell>
          <table:table-cell office:value-type="float" office:value="148.613" calcext:value-type="float">
            <text:p>148.613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48.613" calcext:value-type="float">
            <text:p>148.613</text:p>
          </table:table-cell>
          <table:table-cell table:formula="of:=[.D148]-[.B148]" office:value-type="float" office:value="1.017" calcext:value-type="float">
            <text:p>1.017</text:p>
          </table:table-cell>
          <table:table-cell office:value-type="float" office:value="149.63" calcext:value-type="float">
            <text:p>149.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49.63" calcext:value-type="float">
            <text:p>149.63</text:p>
          </table:table-cell>
          <table:table-cell table:formula="of:=[.D149]-[.B149]" office:value-type="float" office:value="1.018" calcext:value-type="float">
            <text:p>1.018</text:p>
          </table:table-cell>
          <table:table-cell office:value-type="float" office:value="150.648" calcext:value-type="float">
            <text:p>150.648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50.648" calcext:value-type="float">
            <text:p>150.648</text:p>
          </table:table-cell>
          <table:table-cell table:formula="of:=[.D150]-[.B150]" office:value-type="float" office:value="1.018" calcext:value-type="float">
            <text:p>1.018</text:p>
          </table:table-cell>
          <table:table-cell office:value-type="float" office:value="151.666" calcext:value-type="float">
            <text:p>151.666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51.666" calcext:value-type="float">
            <text:p>151.666</text:p>
          </table:table-cell>
          <table:table-cell table:formula="of:=[.D151]-[.B151]" office:value-type="float" office:value="1.01900000000001" calcext:value-type="float">
            <text:p>1.019</text:p>
          </table:table-cell>
          <table:table-cell office:value-type="float" office:value="152.685" calcext:value-type="float">
            <text:p>152.68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52.685" calcext:value-type="float">
            <text:p>152.685</text:p>
          </table:table-cell>
          <table:table-cell table:formula="of:=[.D152]-[.B152]" office:value-type="float" office:value="1.018" calcext:value-type="float">
            <text:p>1.018</text:p>
          </table:table-cell>
          <table:table-cell office:value-type="float" office:value="153.703" calcext:value-type="float">
            <text:p>153.70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53.703" calcext:value-type="float">
            <text:p>153.703</text:p>
          </table:table-cell>
          <table:table-cell table:formula="of:=[.D153]-[.B153]" office:value-type="float" office:value="1.018" calcext:value-type="float">
            <text:p>1.018</text:p>
          </table:table-cell>
          <table:table-cell office:value-type="float" office:value="154.721" calcext:value-type="float">
            <text:p>154.72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54.721" calcext:value-type="float">
            <text:p>154.721</text:p>
          </table:table-cell>
          <table:table-cell table:formula="of:=[.D154]-[.B154]" office:value-type="float" office:value="1.018" calcext:value-type="float">
            <text:p>1.018</text:p>
          </table:table-cell>
          <table:table-cell office:value-type="float" office:value="155.739" calcext:value-type="float">
            <text:p>155.739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55.739" calcext:value-type="float">
            <text:p>155.739</text:p>
          </table:table-cell>
          <table:table-cell table:formula="of:=[.D155]-[.B155]" office:value-type="float" office:value="1.017" calcext:value-type="float">
            <text:p>1.017</text:p>
          </table:table-cell>
          <table:table-cell office:value-type="float" office:value="156.756" calcext:value-type="float">
            <text:p>156.756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56.756" calcext:value-type="float">
            <text:p>156.756</text:p>
          </table:table-cell>
          <table:table-cell table:formula="of:=[.D156]-[.B156]" office:value-type="float" office:value="1.01900000000001" calcext:value-type="float">
            <text:p>1.019</text:p>
          </table:table-cell>
          <table:table-cell office:value-type="float" office:value="157.775" calcext:value-type="float">
            <text:p>157.77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57.775" calcext:value-type="float">
            <text:p>157.775</text:p>
          </table:table-cell>
          <table:table-cell table:formula="of:=[.D157]-[.B157]" office:value-type="float" office:value="1.01900000000001" calcext:value-type="float">
            <text:p>1.019</text:p>
          </table:table-cell>
          <table:table-cell office:value-type="float" office:value="158.794" calcext:value-type="float">
            <text:p>158.794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158.794" calcext:value-type="float">
            <text:p>158.794</text:p>
          </table:table-cell>
          <table:table-cell table:formula="of:=[.D158]-[.B158]" office:value-type="float" office:value="1.017" calcext:value-type="float">
            <text:p>1.017</text:p>
          </table:table-cell>
          <table:table-cell office:value-type="float" office:value="159.811" calcext:value-type="float">
            <text:p>159.811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159.811" calcext:value-type="float">
            <text:p>159.811</text:p>
          </table:table-cell>
          <table:table-cell table:formula="of:=[.D159]-[.B159]" office:value-type="float" office:value="1.017" calcext:value-type="float">
            <text:p>1.017</text:p>
          </table:table-cell>
          <table:table-cell office:value-type="float" office:value="160.828" calcext:value-type="float">
            <text:p>160.828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160.828" calcext:value-type="float">
            <text:p>160.828</text:p>
          </table:table-cell>
          <table:table-cell table:formula="of:=[.D160]-[.B160]" office:value-type="float" office:value="1.01599999999999" calcext:value-type="float">
            <text:p>1.016</text:p>
          </table:table-cell>
          <table:table-cell office:value-type="float" office:value="161.844" calcext:value-type="float">
            <text:p>161.844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61.844" calcext:value-type="float">
            <text:p>161.844</text:p>
          </table:table-cell>
          <table:table-cell table:formula="of:=[.D161]-[.B161]" office:value-type="float" office:value="1.017" calcext:value-type="float">
            <text:p>1.017</text:p>
          </table:table-cell>
          <table:table-cell office:value-type="float" office:value="162.861" calcext:value-type="float">
            <text:p>162.861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62.862" calcext:value-type="float">
            <text:p>162.862</text:p>
          </table:table-cell>
          <table:table-cell table:formula="of:=[.D162]-[.B162]" office:value-type="float" office:value="1.017" calcext:value-type="float">
            <text:p>1.017</text:p>
          </table:table-cell>
          <table:table-cell office:value-type="float" office:value="163.879" calcext:value-type="float">
            <text:p>163.879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163.879" calcext:value-type="float">
            <text:p>163.879</text:p>
          </table:table-cell>
          <table:table-cell table:formula="of:=[.D163]-[.B163]" office:value-type="float" office:value="1.018" calcext:value-type="float">
            <text:p>1.018</text:p>
          </table:table-cell>
          <table:table-cell office:value-type="float" office:value="164.897" calcext:value-type="float">
            <text:p>164.897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64.897" calcext:value-type="float">
            <text:p>164.897</text:p>
          </table:table-cell>
          <table:table-cell table:formula="of:=[.D164]-[.B164]" office:value-type="float" office:value="1.018" calcext:value-type="float">
            <text:p>1.018</text:p>
          </table:table-cell>
          <table:table-cell office:value-type="float" office:value="165.915" calcext:value-type="float">
            <text:p>165.915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165.915" calcext:value-type="float">
            <text:p>165.915</text:p>
          </table:table-cell>
          <table:table-cell table:formula="of:=[.D165]-[.B165]" office:value-type="float" office:value="1.018" calcext:value-type="float">
            <text:p>1.018</text:p>
          </table:table-cell>
          <table:table-cell office:value-type="float" office:value="166.933" calcext:value-type="float">
            <text:p>166.933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166.933" calcext:value-type="float">
            <text:p>166.933</text:p>
          </table:table-cell>
          <table:table-cell table:formula="of:=[.D166]-[.B166]" office:value-type="float" office:value="1.01900000000001" calcext:value-type="float">
            <text:p>1.019</text:p>
          </table:table-cell>
          <table:table-cell office:value-type="float" office:value="167.952" calcext:value-type="float">
            <text:p>167.952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167.952" calcext:value-type="float">
            <text:p>167.952</text:p>
          </table:table-cell>
          <table:table-cell table:formula="of:=[.D167]-[.B167]" office:value-type="float" office:value="1.018" calcext:value-type="float">
            <text:p>1.018</text:p>
          </table:table-cell>
          <table:table-cell office:value-type="float" office:value="168.97" calcext:value-type="float">
            <text:p>168.97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168.97" calcext:value-type="float">
            <text:p>168.97</text:p>
          </table:table-cell>
          <table:table-cell table:formula="of:=[.D168]-[.B168]" office:value-type="float" office:value="1.017" calcext:value-type="float">
            <text:p>1.017</text:p>
          </table:table-cell>
          <table:table-cell office:value-type="float" office:value="169.987" calcext:value-type="float">
            <text:p>169.987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169.988" calcext:value-type="float">
            <text:p>169.988</text:p>
          </table:table-cell>
          <table:table-cell table:formula="of:=[.D169]-[.B169]" office:value-type="float" office:value="1.017" calcext:value-type="float">
            <text:p>1.017</text:p>
          </table:table-cell>
          <table:table-cell office:value-type="float" office:value="171.005" calcext:value-type="float">
            <text:p>171.005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71.005" calcext:value-type="float">
            <text:p>171.005</text:p>
          </table:table-cell>
          <table:table-cell table:formula="of:=[.D170]-[.B170]" office:value-type="float" office:value="1.018" calcext:value-type="float">
            <text:p>1.018</text:p>
          </table:table-cell>
          <table:table-cell office:value-type="float" office:value="172.023" calcext:value-type="float">
            <text:p>172.023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float" office:value="172.023" calcext:value-type="float">
            <text:p>172.023</text:p>
          </table:table-cell>
          <table:table-cell table:formula="of:=[.D171]-[.B171]" office:value-type="float" office:value="1.017" calcext:value-type="float">
            <text:p>1.017</text:p>
          </table:table-cell>
          <table:table-cell office:value-type="float" office:value="173.04" calcext:value-type="float">
            <text:p>173.0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73.041" calcext:value-type="float">
            <text:p>173.041</text:p>
          </table:table-cell>
          <table:table-cell table:formula="of:=[.D172]-[.B172]" office:value-type="float" office:value="1.018" calcext:value-type="float">
            <text:p>1.018</text:p>
          </table:table-cell>
          <table:table-cell office:value-type="float" office:value="174.059" calcext:value-type="float">
            <text:p>174.059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174.059" calcext:value-type="float">
            <text:p>174.059</text:p>
          </table:table-cell>
          <table:table-cell table:formula="of:=[.D173]-[.B173]" office:value-type="float" office:value="1.018" calcext:value-type="float">
            <text:p>1.018</text:p>
          </table:table-cell>
          <table:table-cell office:value-type="float" office:value="175.077" calcext:value-type="float">
            <text:p>175.077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75.077" calcext:value-type="float">
            <text:p>175.077</text:p>
          </table:table-cell>
          <table:table-cell table:formula="of:=[.D174]-[.B174]" office:value-type="float" office:value="1.018" calcext:value-type="float">
            <text:p>1.018</text:p>
          </table:table-cell>
          <table:table-cell office:value-type="float" office:value="176.095" calcext:value-type="float">
            <text:p>176.09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76.095" calcext:value-type="float">
            <text:p>176.095</text:p>
          </table:table-cell>
          <table:table-cell table:formula="of:=[.D175]-[.B175]" office:value-type="float" office:value="1.01900000000001" calcext:value-type="float">
            <text:p>1.019</text:p>
          </table:table-cell>
          <table:table-cell office:value-type="float" office:value="177.114" calcext:value-type="float">
            <text:p>177.114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177.114" calcext:value-type="float">
            <text:p>177.114</text:p>
          </table:table-cell>
          <table:table-cell table:formula="of:=[.D176]-[.B176]" office:value-type="float" office:value="1.018" calcext:value-type="float">
            <text:p>1.018</text:p>
          </table:table-cell>
          <table:table-cell office:value-type="float" office:value="178.132" calcext:value-type="float">
            <text:p>178.132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178.132" calcext:value-type="float">
            <text:p>178.132</text:p>
          </table:table-cell>
          <table:table-cell table:formula="of:=[.D177]-[.B177]" office:value-type="float" office:value="1.018" calcext:value-type="float">
            <text:p>1.018</text:p>
          </table:table-cell>
          <table:table-cell office:value-type="float" office:value="179.15" calcext:value-type="float">
            <text:p>179.15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179.15" calcext:value-type="float">
            <text:p>179.15</text:p>
          </table:table-cell>
          <table:table-cell table:formula="of:=[.D178]-[.B178]" office:value-type="float" office:value="1.018" calcext:value-type="float">
            <text:p>1.018</text:p>
          </table:table-cell>
          <table:table-cell office:value-type="float" office:value="180.168" calcext:value-type="float">
            <text:p>180.168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180.168" calcext:value-type="float">
            <text:p>180.168</text:p>
          </table:table-cell>
          <table:table-cell table:formula="of:=[.D179]-[.B179]" office:value-type="float" office:value="1.018" calcext:value-type="float">
            <text:p>1.018</text:p>
          </table:table-cell>
          <table:table-cell office:value-type="float" office:value="181.186" calcext:value-type="float">
            <text:p>181.186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181.186" calcext:value-type="float">
            <text:p>181.186</text:p>
          </table:table-cell>
          <table:table-cell table:formula="of:=[.D180]-[.B180]" office:value-type="float" office:value="1.018" calcext:value-type="float">
            <text:p>1.018</text:p>
          </table:table-cell>
          <table:table-cell office:value-type="float" office:value="182.204" calcext:value-type="float">
            <text:p>182.204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182.204" calcext:value-type="float">
            <text:p>182.204</text:p>
          </table:table-cell>
          <table:table-cell table:formula="of:=[.D181]-[.B181]" office:value-type="float" office:value="1.017" calcext:value-type="float">
            <text:p>1.017</text:p>
          </table:table-cell>
          <table:table-cell office:value-type="float" office:value="183.221" calcext:value-type="float">
            <text:p>183.221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float" office:value="183.221" calcext:value-type="float">
            <text:p>183.221</text:p>
          </table:table-cell>
          <table:table-cell table:formula="of:=[.D182]-[.B182]" office:value-type="float" office:value="1.01599999999999" calcext:value-type="float">
            <text:p>1.016</text:p>
          </table:table-cell>
          <table:table-cell office:value-type="float" office:value="184.237" calcext:value-type="float">
            <text:p>184.23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84.238" calcext:value-type="float">
            <text:p>184.238</text:p>
          </table:table-cell>
          <table:table-cell table:formula="of:=[.D183]-[.B183]" office:value-type="float" office:value="1.017" calcext:value-type="float">
            <text:p>1.017</text:p>
          </table:table-cell>
          <table:table-cell office:value-type="float" office:value="185.255" calcext:value-type="float">
            <text:p>185.255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float" office:value="185.255" calcext:value-type="float">
            <text:p>185.255</text:p>
          </table:table-cell>
          <table:table-cell table:formula="of:=[.D184]-[.B184]" office:value-type="float" office:value="1.01900000000001" calcext:value-type="float">
            <text:p>1.019</text:p>
          </table:table-cell>
          <table:table-cell office:value-type="float" office:value="186.274" calcext:value-type="float">
            <text:p>186.274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float" office:value="186.274" calcext:value-type="float">
            <text:p>186.274</text:p>
          </table:table-cell>
          <table:table-cell table:formula="of:=[.D185]-[.B185]" office:value-type="float" office:value="1.01900000000001" calcext:value-type="float">
            <text:p>1.019</text:p>
          </table:table-cell>
          <table:table-cell office:value-type="float" office:value="187.293" calcext:value-type="float">
            <text:p>187.293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87.293" calcext:value-type="float">
            <text:p>187.293</text:p>
          </table:table-cell>
          <table:table-cell table:formula="of:=[.D186]-[.B186]" office:value-type="float" office:value="1.018" calcext:value-type="float">
            <text:p>1.018</text:p>
          </table:table-cell>
          <table:table-cell office:value-type="float" office:value="188.311" calcext:value-type="float">
            <text:p>188.311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188.311" calcext:value-type="float">
            <text:p>188.311</text:p>
          </table:table-cell>
          <table:table-cell table:formula="of:=[.D187]-[.B187]" office:value-type="float" office:value="1.018" calcext:value-type="float">
            <text:p>1.018</text:p>
          </table:table-cell>
          <table:table-cell office:value-type="float" office:value="189.329" calcext:value-type="float">
            <text:p>189.329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189.329" calcext:value-type="float">
            <text:p>189.329</text:p>
          </table:table-cell>
          <table:table-cell table:formula="of:=[.D188]-[.B188]" office:value-type="float" office:value="1.01599999999999" calcext:value-type="float">
            <text:p>1.016</text:p>
          </table:table-cell>
          <table:table-cell office:value-type="float" office:value="190.345" calcext:value-type="float">
            <text:p>190.345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190.346" calcext:value-type="float">
            <text:p>190.346</text:p>
          </table:table-cell>
          <table:table-cell table:formula="of:=[.D189]-[.B189]" office:value-type="float" office:value="1.01900000000001" calcext:value-type="float">
            <text:p>1.019</text:p>
          </table:table-cell>
          <table:table-cell office:value-type="float" office:value="191.365" calcext:value-type="float">
            <text:p>191.365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191.365" calcext:value-type="float">
            <text:p>191.365</text:p>
          </table:table-cell>
          <table:table-cell table:formula="of:=[.D190]-[.B190]" office:value-type="float" office:value="1.018" calcext:value-type="float">
            <text:p>1.018</text:p>
          </table:table-cell>
          <table:table-cell office:value-type="float" office:value="192.383" calcext:value-type="float">
            <text:p>192.383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192.383" calcext:value-type="float">
            <text:p>192.383</text:p>
          </table:table-cell>
          <table:table-cell table:formula="of:=[.D191]-[.B191]" office:value-type="float" office:value="1.018" calcext:value-type="float">
            <text:p>1.018</text:p>
          </table:table-cell>
          <table:table-cell office:value-type="float" office:value="193.401" calcext:value-type="float">
            <text:p>193.401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193.401" calcext:value-type="float">
            <text:p>193.401</text:p>
          </table:table-cell>
          <table:table-cell table:formula="of:=[.D192]-[.B192]" office:value-type="float" office:value="1.018" calcext:value-type="float">
            <text:p>1.018</text:p>
          </table:table-cell>
          <table:table-cell office:value-type="float" office:value="194.419" calcext:value-type="float">
            <text:p>194.419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194.419" calcext:value-type="float">
            <text:p>194.419</text:p>
          </table:table-cell>
          <table:table-cell table:formula="of:=[.D193]-[.B193]" office:value-type="float" office:value="1.018" calcext:value-type="float">
            <text:p>1.018</text:p>
          </table:table-cell>
          <table:table-cell office:value-type="float" office:value="195.437" calcext:value-type="float">
            <text:p>195.437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float" office:value="195.437" calcext:value-type="float">
            <text:p>195.437</text:p>
          </table:table-cell>
          <table:table-cell table:formula="of:=[.D194]-[.B194]" office:value-type="float" office:value="1.01999999999998" calcext:value-type="float">
            <text:p>1.02</text:p>
          </table:table-cell>
          <table:table-cell office:value-type="float" office:value="196.457" calcext:value-type="float">
            <text:p>196.457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float" office:value="196.457" calcext:value-type="float">
            <text:p>196.457</text:p>
          </table:table-cell>
          <table:table-cell table:formula="of:=[.D195]-[.B195]" office:value-type="float" office:value="1.017" calcext:value-type="float">
            <text:p>1.017</text:p>
          </table:table-cell>
          <table:table-cell office:value-type="float" office:value="197.474" calcext:value-type="float">
            <text:p>197.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1T16:32:13.182016000</dc:date>
    <meta:generator>LibreOffice/4.2.6.3$MacOSX_x86 LibreOffice_project/3fd416d4c6db7d3204c17ce57a1d70f6e531ee21</meta:generator>
    <meta:editing-duration>PT26M22S</meta:editing-duration>
    <meta:editing-cycles>4</meta:editing-cycles>
    <meta:document-statistic meta:table-count="2" meta:cell-count="15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bar" chart:style-name="ch1">
        <chart:legend chart:legend-position="end" svg:x="15.786cm" svg:y="4.529cm" style:legend-expansion="high" chart:style-name="ch2"/>
        <chart:plot-area chart:style-name="ch3" table:cell-range-address="thread.B1:thread.C10" chart:data-source-has-labels="row" svg:x="0.805cm" svg:y="0.947cm" svg:width="14.271cm" svg:height="8.591cm">
          <chartooo:coordinate-region svg:x="1.256cm" svg:y="0.947cm" svg:width="13.618cm" svg:height="7.941cm"/>
          <chart:axis chart:dimension="x" chart:name="primary-x" chart:style-name="ch4"/>
          <chart:axis chart:dimension="y" chart:name="primary-y" chart:style-name="ch5"/>
          <chart:series chart:style-name="ch6" chart:values-cell-range-address="thread.B2:thread.B10" chart:label-cell-address="thread.B1:thread.B1" chart:class="chart:bar">
            <chart:data-point chart:repeated="9"/>
          </chart:series>
          <chart:series chart:style-name="ch7" chart:values-cell-range-address="thread.C2:thread.C10" chart:label-cell-address="thread.C1:thread.C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gin</text:p>
                <draw:g>
                  <svg:desc>thread.B1:thread.B1</svg:desc>
                </draw:g>
              </table:table-cell>
              <table:table-cell office:value-type="string">
                <text:p>elapsed</text:p>
                <draw:g>
                  <svg:desc>thread.C1:thre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32217">
                <text:p>0.0000932217</text:p>
                <draw:g>
                  <svg:desc>thread.B2:thread.B10</svg:desc>
                </draw:g>
              </table:table-cell>
              <table:table-cell office:value-type="float" office:value="1.0632767783">
                <text:p>1.0632767783</text:p>
                <draw:g>
                  <svg:desc>thread.C2:thread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4818">
                <text:p>0.00234818</text:p>
              </table:table-cell>
              <table:table-cell office:value-type="float" office:value="1.08681182">
                <text:p>1.08681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07116">
                <text:p>0.00507116</text:p>
              </table:table-cell>
              <table:table-cell office:value-type="float" office:value="1.11491884">
                <text:p>1.11491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8116">
                <text:p>0.00788116</text:p>
              </table:table-cell>
              <table:table-cell office:value-type="float" office:value="1.08122884">
                <text:p>1.08122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0822">
                <text:p>0.0110822</text:p>
              </table:table-cell>
              <table:table-cell office:value-type="float" office:value="1.0982678">
                <text:p>1.098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3892">
                <text:p>0.0123892</text:p>
              </table:table-cell>
              <table:table-cell office:value-type="float" office:value="1.1763908">
                <text:p>1.1763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5">
                <text:p>0.013885</text:p>
              </table:table-cell>
              <table:table-cell office:value-type="float" office:value="1.095505">
                <text:p>1.095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2282">
                <text:p>0.0162282</text:p>
              </table:table-cell>
              <table:table-cell office:value-type="float" office:value="1.0729418">
                <text:p>1.0729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3142">
                <text:p>0.0173142</text:p>
              </table:table-cell>
              <table:table-cell office:value-type="float" office:value="1.1026158">
                <text:p>1.1026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bar" chart:style-name="ch1">
        <chart:legend chart:legend-position="end" svg:x="15.786cm" svg:y="4.529cm" style:legend-expansion="high" chart:style-name="ch2"/>
        <chart:plot-area chart:style-name="ch3" table:cell-range-address="seq.B1:seq.C10" chart:data-source-has-labels="row" svg:x="0.805cm" svg:y="0.947cm" svg:width="14.271cm" svg:height="8.591cm">
          <chartooo:coordinate-region svg:x="1.256cm" svg:y="0.947cm" svg:width="13.618cm" svg:height="7.9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q.B2:seq.B10" chart:label-cell-address="seq.B1:seq.B1" chart:class="chart:bar">
            <chart:data-point chart:repeated="9"/>
          </chart:series>
          <chart:series chart:style-name="ch8" chart:values-cell-range-address="seq.C2:seq.C10" chart:label-cell-address="seq.C1:seq.C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gin</text:p>
                <draw:g>
                  <svg:desc>seq.B1:seq.B1</svg:desc>
                </draw:g>
              </table:table-cell>
              <table:table-cell office:value-type="string">
                <text:p>elapsed</text:p>
                <draw:g>
                  <svg:desc>seq.C1:seq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500679">
                <text:p>0.00000500679</text:p>
                <draw:g>
                  <svg:desc>seq.B2:seq.B10</svg:desc>
                </draw:g>
              </table:table-cell>
              <table:table-cell office:value-type="float" office:value="1.03426499321">
                <text:p>1.03426499321</text:p>
                <draw:g>
                  <svg:desc>seq.C2:seq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431">
                <text:p>1.03431</text:p>
              </table:table-cell>
              <table:table-cell office:value-type="float" office:value="1.01794">
                <text:p>1.01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5231">
                <text:p>2.05231</text:p>
              </table:table-cell>
              <table:table-cell office:value-type="float" office:value="1.01719">
                <text:p>1.01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955">
                <text:p>3.06955</text:p>
              </table:table-cell>
              <table:table-cell office:value-type="float" office:value="1.01847">
                <text:p>1.01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805">
                <text:p>4.08805</text:p>
              </table:table-cell>
              <table:table-cell office:value-type="float" office:value="1.01789">
                <text:p>1.01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0598">
                <text:p>5.10598</text:p>
              </table:table-cell>
              <table:table-cell office:value-type="float" office:value="1.01747">
                <text:p>1.01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352">
                <text:p>6.12352</text:p>
              </table:table-cell>
              <table:table-cell office:value-type="float" office:value="1.01814">
                <text:p>1.01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173">
                <text:p>7.14173</text:p>
              </table:table-cell>
              <table:table-cell office:value-type="float" office:value="1.01776">
                <text:p>1.01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5955">
                <text:p>8.15955</text:p>
              </table:table-cell>
              <table:table-cell office:value-type="float" office:value="1.01836">
                <text:p>1.018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